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3.3598in"/>
    </style:style>
    <style:style style:name="co5" style:family="table-column">
      <style:table-column-properties fo:break-before="auto" style:column-width="3.45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 Minutes</text:p>
          </table:table-cell>
          <table:table-cell office:value-type="string" calcext:value-type="string">
            <text:p>TC01.SP C</text:p>
          </table:table-cell>
          <table:table-cell office:value-type="string" calcext:value-type="string">
            <text:p>FC03.SP kg/hr</text:p>
          </table:table-cell>
          <table:table-cell office:value-type="string" calcext:value-type="string">
            <text:p>STREAMS("GLPHD-PR").Zn("ETHANE") kmol/kmol</text:p>
          </table:table-cell>
          <table:table-cell office:value-type="string" calcext:value-type="string">
            <text:p>STREAMS("GLPHD-PR").Zn("PENTANE") kmol/kmo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698" calcext:value-type="float">
            <text:p>0.01526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698" calcext:value-type="float">
            <text:p>0.0152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698" calcext:value-type="float">
            <text:p>0.0152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698" calcext:value-type="float">
            <text:p>0.0152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699" calcext:value-type="float">
            <text:p>0.01526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699" calcext:value-type="float">
            <text:p>0.0152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699" calcext:value-type="float">
            <text:p>0.01526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699" calcext:value-type="float">
            <text:p>0.0152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" calcext:value-type="float">
            <text:p>0.01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" calcext:value-type="float">
            <text:p>0.01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" calcext:value-type="float">
            <text:p>0.01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" calcext:value-type="float">
            <text:p>0.015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1" calcext:value-type="float">
            <text:p>0.0152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1" calcext:value-type="float">
            <text:p>0.0152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1" calcext:value-type="float">
            <text:p>0.0152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1" calcext:value-type="float">
            <text:p>0.01527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1" calcext:value-type="float">
            <text:p>0.01527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2" calcext:value-type="float">
            <text:p>0.01527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2" calcext:value-type="float">
            <text:p>0.01527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2" calcext:value-type="float">
            <text:p>0.0152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2" calcext:value-type="float">
            <text:p>0.01527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3" calcext:value-type="float">
            <text:p>0.01527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3" calcext:value-type="float">
            <text:p>0.01527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3" calcext:value-type="float">
            <text:p>0.01527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3" calcext:value-type="float">
            <text:p>0.01527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4" calcext:value-type="float">
            <text:p>0.01527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4" calcext:value-type="float">
            <text:p>0.0152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4" calcext:value-type="float">
            <text:p>0.01527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4" calcext:value-type="float">
            <text:p>0.0152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4" calcext:value-type="float">
            <text:p>0.01527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5" calcext:value-type="float">
            <text:p>0.01527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5" calcext:value-type="float">
            <text:p>0.01527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5" calcext:value-type="float">
            <text:p>0.01527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5" calcext:value-type="float">
            <text:p>0.01527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6" calcext:value-type="float">
            <text:p>0.01527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6" calcext:value-type="float">
            <text:p>0.01527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6" calcext:value-type="float">
            <text:p>0.01527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6" calcext:value-type="float">
            <text:p>0.01527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7" calcext:value-type="float">
            <text:p>0.01527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7" calcext:value-type="float">
            <text:p>0.01527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7" calcext:value-type="float">
            <text:p>0.01527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7" calcext:value-type="float">
            <text:p>0.01527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7" calcext:value-type="float">
            <text:p>0.01527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8" calcext:value-type="float">
            <text:p>0.01527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8" calcext:value-type="float">
            <text:p>0.01527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8" calcext:value-type="float">
            <text:p>0.01527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8" calcext:value-type="float">
            <text:p>0.01527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9" calcext:value-type="float">
            <text:p>0.01527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9" calcext:value-type="float">
            <text:p>0.01527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9" calcext:value-type="float">
            <text:p>0.01527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9" calcext:value-type="float">
            <text:p>0.01527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09" calcext:value-type="float">
            <text:p>0.01527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1" calcext:value-type="float">
            <text:p>0.0152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9" calcext:value-type="float">
            <text:p>0.0139689</text:p>
          </table:table-cell>
          <table:table-cell office:value-type="float" office:value="0.015271" calcext:value-type="float">
            <text:p>0.0152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258" calcext:value-type="float">
            <text:p>0.0139258</text:p>
          </table:table-cell>
          <table:table-cell office:value-type="float" office:value="0.0153611" calcext:value-type="float">
            <text:p>0.01536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836" calcext:value-type="float">
            <text:p>0.0137836</text:p>
          </table:table-cell>
          <table:table-cell office:value-type="float" office:value="0.0156081" calcext:value-type="float">
            <text:p>0.01560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6655" calcext:value-type="float">
            <text:p>0.0136655</text:p>
          </table:table-cell>
          <table:table-cell office:value-type="float" office:value="0.0160134" calcext:value-type="float">
            <text:p>0.01601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5688" calcext:value-type="float">
            <text:p>0.0135688</text:p>
          </table:table-cell>
          <table:table-cell office:value-type="float" office:value="0.0165433" calcext:value-type="float">
            <text:p>0.01654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4902" calcext:value-type="float">
            <text:p>0.0134902</text:p>
          </table:table-cell>
          <table:table-cell office:value-type="float" office:value="0.0171811" calcext:value-type="float">
            <text:p>0.01718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4274" calcext:value-type="float">
            <text:p>0.0134274</text:p>
          </table:table-cell>
          <table:table-cell office:value-type="float" office:value="0.0179117" calcext:value-type="float">
            <text:p>0.01791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3809" calcext:value-type="float">
            <text:p>0.0133809</text:p>
          </table:table-cell>
          <table:table-cell office:value-type="float" office:value="0.0187099" calcext:value-type="float">
            <text:p>0.01870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3495" calcext:value-type="float">
            <text:p>0.0133495</text:p>
          </table:table-cell>
          <table:table-cell office:value-type="float" office:value="0.0195436" calcext:value-type="float">
            <text:p>0.01954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3294" calcext:value-type="float">
            <text:p>0.0133294</text:p>
          </table:table-cell>
          <table:table-cell office:value-type="float" office:value="0.0203786" calcext:value-type="float">
            <text:p>0.02037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3188" calcext:value-type="float">
            <text:p>0.0133188</text:p>
          </table:table-cell>
          <table:table-cell office:value-type="float" office:value="0.0211827" calcext:value-type="float">
            <text:p>0.02118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3176" calcext:value-type="float">
            <text:p>0.0133176</text:p>
          </table:table-cell>
          <table:table-cell office:value-type="float" office:value="0.0219282" calcext:value-type="float">
            <text:p>0.02192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3259" calcext:value-type="float">
            <text:p>0.0133259</text:p>
          </table:table-cell>
          <table:table-cell office:value-type="float" office:value="0.0225956" calcext:value-type="float">
            <text:p>0.02259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3411" calcext:value-type="float">
            <text:p>0.0133411</text:p>
          </table:table-cell>
          <table:table-cell office:value-type="float" office:value="0.0231729" calcext:value-type="float">
            <text:p>0.02317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236557" calcext:value-type="float">
            <text:p>0.02365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3832" calcext:value-type="float">
            <text:p>0.0133832</text:p>
          </table:table-cell>
          <table:table-cell office:value-type="float" office:value="0.0240456" calcext:value-type="float">
            <text:p>0.02404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407" calcext:value-type="float">
            <text:p>0.013407</text:p>
          </table:table-cell>
          <table:table-cell office:value-type="float" office:value="0.0243483" calcext:value-type="float">
            <text:p>0.02434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4313" calcext:value-type="float">
            <text:p>0.0134313</text:p>
          </table:table-cell>
          <table:table-cell office:value-type="float" office:value="0.0245708" calcext:value-type="float">
            <text:p>0.02457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4562" calcext:value-type="float">
            <text:p>0.0134562</text:p>
          </table:table-cell>
          <table:table-cell office:value-type="float" office:value="0.0247204" calcext:value-type="float">
            <text:p>0.02472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4819" calcext:value-type="float">
            <text:p>0.0134819</text:p>
          </table:table-cell>
          <table:table-cell office:value-type="float" office:value="0.0248046" calcext:value-type="float">
            <text:p>0.02480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508" calcext:value-type="float">
            <text:p>0.013508</text:p>
          </table:table-cell>
          <table:table-cell office:value-type="float" office:value="0.0248309" calcext:value-type="float">
            <text:p>0.02483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534" calcext:value-type="float">
            <text:p>0.013534</text:p>
          </table:table-cell>
          <table:table-cell office:value-type="float" office:value="0.024807" calcext:value-type="float">
            <text:p>0.0248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5594" calcext:value-type="float">
            <text:p>0.0135594</text:p>
          </table:table-cell>
          <table:table-cell office:value-type="float" office:value="0.02474" calcext:value-type="float">
            <text:p>0.024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584" calcext:value-type="float">
            <text:p>0.013584</text:p>
          </table:table-cell>
          <table:table-cell office:value-type="float" office:value="0.0246369" calcext:value-type="float">
            <text:p>0.02463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6074" calcext:value-type="float">
            <text:p>0.0136074</text:p>
          </table:table-cell>
          <table:table-cell office:value-type="float" office:value="0.0245042" calcext:value-type="float">
            <text:p>0.02450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6295" calcext:value-type="float">
            <text:p>0.0136295</text:p>
          </table:table-cell>
          <table:table-cell office:value-type="float" office:value="0.0243477" calcext:value-type="float">
            <text:p>0.02434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6501" calcext:value-type="float">
            <text:p>0.0136501</text:p>
          </table:table-cell>
          <table:table-cell office:value-type="float" office:value="0.024173" calcext:value-type="float">
            <text:p>0.0241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6693" calcext:value-type="float">
            <text:p>0.0136693</text:p>
          </table:table-cell>
          <table:table-cell office:value-type="float" office:value="0.023985" calcext:value-type="float">
            <text:p>0.0239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6869" calcext:value-type="float">
            <text:p>0.0136869</text:p>
          </table:table-cell>
          <table:table-cell office:value-type="float" office:value="0.023788" calcext:value-type="float">
            <text:p>0.023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029" calcext:value-type="float">
            <text:p>0.0137029</text:p>
          </table:table-cell>
          <table:table-cell office:value-type="float" office:value="0.0235857" calcext:value-type="float">
            <text:p>0.02358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174" calcext:value-type="float">
            <text:p>0.0137174</text:p>
          </table:table-cell>
          <table:table-cell office:value-type="float" office:value="0.0233815" calcext:value-type="float">
            <text:p>0.02338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305" calcext:value-type="float">
            <text:p>0.0137305</text:p>
          </table:table-cell>
          <table:table-cell office:value-type="float" office:value="0.023178" calcext:value-type="float">
            <text:p>0.0231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421" calcext:value-type="float">
            <text:p>0.0137421</text:p>
          </table:table-cell>
          <table:table-cell office:value-type="float" office:value="0.0229776" calcext:value-type="float">
            <text:p>0.02297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524" calcext:value-type="float">
            <text:p>0.0137524</text:p>
          </table:table-cell>
          <table:table-cell office:value-type="float" office:value="0.0227822" calcext:value-type="float">
            <text:p>0.02278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0225932" calcext:value-type="float">
            <text:p>0.02259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694" calcext:value-type="float">
            <text:p>0.0137694</text:p>
          </table:table-cell>
          <table:table-cell office:value-type="float" office:value="0.0224118" calcext:value-type="float">
            <text:p>0.02241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763" calcext:value-type="float">
            <text:p>0.0137763</text:p>
          </table:table-cell>
          <table:table-cell office:value-type="float" office:value="0.0222389" calcext:value-type="float">
            <text:p>0.02223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822" calcext:value-type="float">
            <text:p>0.0137822</text:p>
          </table:table-cell>
          <table:table-cell office:value-type="float" office:value="0.0220751" calcext:value-type="float">
            <text:p>0.0220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872" calcext:value-type="float">
            <text:p>0.0137872</text:p>
          </table:table-cell>
          <table:table-cell office:value-type="float" office:value="0.0219208" calcext:value-type="float">
            <text:p>0.02192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15" calcext:value-type="float">
            <text:p>0.0137915</text:p>
          </table:table-cell>
          <table:table-cell office:value-type="float" office:value="0.0217763" calcext:value-type="float">
            <text:p>0.02177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" calcext:value-type="float">
            <text:p>0.013795</text:p>
          </table:table-cell>
          <table:table-cell office:value-type="float" office:value="0.0216415" calcext:value-type="float">
            <text:p>0.02164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9" calcext:value-type="float">
            <text:p>0.0137979</text:p>
          </table:table-cell>
          <table:table-cell office:value-type="float" office:value="0.0215164" calcext:value-type="float">
            <text:p>0.02151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03" calcext:value-type="float">
            <text:p>0.0138003</text:p>
          </table:table-cell>
          <table:table-cell office:value-type="float" office:value="0.0214008" calcext:value-type="float">
            <text:p>0.02140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22" calcext:value-type="float">
            <text:p>0.0138022</text:p>
          </table:table-cell>
          <table:table-cell office:value-type="float" office:value="0.0212945" calcext:value-type="float">
            <text:p>0.02129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36" calcext:value-type="float">
            <text:p>0.0138036</text:p>
          </table:table-cell>
          <table:table-cell office:value-type="float" office:value="0.0211972" calcext:value-type="float">
            <text:p>0.02119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47" calcext:value-type="float">
            <text:p>0.0138047</text:p>
          </table:table-cell>
          <table:table-cell office:value-type="float" office:value="0.0211084" calcext:value-type="float">
            <text:p>0.02110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55" calcext:value-type="float">
            <text:p>0.0138055</text:p>
          </table:table-cell>
          <table:table-cell office:value-type="float" office:value="0.0210278" calcext:value-type="float">
            <text:p>0.02102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6" calcext:value-type="float">
            <text:p>0.013806</text:p>
          </table:table-cell>
          <table:table-cell office:value-type="float" office:value="0.0209549" calcext:value-type="float">
            <text:p>0.02095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63" calcext:value-type="float">
            <text:p>0.0138063</text:p>
          </table:table-cell>
          <table:table-cell office:value-type="float" office:value="0.0208893" calcext:value-type="float">
            <text:p>0.02088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64" calcext:value-type="float">
            <text:p>0.0138064</text:p>
          </table:table-cell>
          <table:table-cell office:value-type="float" office:value="0.0208304" calcext:value-type="float">
            <text:p>0.0208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63" calcext:value-type="float">
            <text:p>0.0138063</text:p>
          </table:table-cell>
          <table:table-cell office:value-type="float" office:value="0.0207778" calcext:value-type="float">
            <text:p>0.02077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62" calcext:value-type="float">
            <text:p>0.0138062</text:p>
          </table:table-cell>
          <table:table-cell office:value-type="float" office:value="0.0207312" calcext:value-type="float">
            <text:p>0.02073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59" calcext:value-type="float">
            <text:p>0.0138059</text:p>
          </table:table-cell>
          <table:table-cell office:value-type="float" office:value="0.02069" calcext:value-type="float">
            <text:p>0.020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56" calcext:value-type="float">
            <text:p>0.0138056</text:p>
          </table:table-cell>
          <table:table-cell office:value-type="float" office:value="0.0206537" calcext:value-type="float">
            <text:p>0.02065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51" calcext:value-type="float">
            <text:p>0.0138051</text:p>
          </table:table-cell>
          <table:table-cell office:value-type="float" office:value="0.0206221" calcext:value-type="float">
            <text:p>0.02062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47" calcext:value-type="float">
            <text:p>0.0138047</text:p>
          </table:table-cell>
          <table:table-cell office:value-type="float" office:value="0.0205947" calcext:value-type="float">
            <text:p>0.02059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43" calcext:value-type="float">
            <text:p>0.0138043</text:p>
          </table:table-cell>
          <table:table-cell office:value-type="float" office:value="0.0205711" calcext:value-type="float">
            <text:p>0.02057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38" calcext:value-type="float">
            <text:p>0.0138038</text:p>
          </table:table-cell>
          <table:table-cell office:value-type="float" office:value="0.0205511" calcext:value-type="float">
            <text:p>0.02055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33" calcext:value-type="float">
            <text:p>0.0138033</text:p>
          </table:table-cell>
          <table:table-cell office:value-type="float" office:value="0.0205342" calcext:value-type="float">
            <text:p>0.02053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29" calcext:value-type="float">
            <text:p>0.0138029</text:p>
          </table:table-cell>
          <table:table-cell office:value-type="float" office:value="0.0205201" calcext:value-type="float">
            <text:p>0.02052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24" calcext:value-type="float">
            <text:p>0.0138024</text:p>
          </table:table-cell>
          <table:table-cell office:value-type="float" office:value="0.0205087" calcext:value-type="float">
            <text:p>0.020508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19" calcext:value-type="float">
            <text:p>0.0138019</text:p>
          </table:table-cell>
          <table:table-cell office:value-type="float" office:value="0.0204996" calcext:value-type="float">
            <text:p>0.02049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15" calcext:value-type="float">
            <text:p>0.0138015</text:p>
          </table:table-cell>
          <table:table-cell office:value-type="float" office:value="0.0204926" calcext:value-type="float">
            <text:p>0.02049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1" calcext:value-type="float">
            <text:p>0.013801</text:p>
          </table:table-cell>
          <table:table-cell office:value-type="float" office:value="0.0204875" calcext:value-type="float">
            <text:p>0.02048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05" calcext:value-type="float">
            <text:p>0.0138005</text:p>
          </table:table-cell>
          <table:table-cell office:value-type="float" office:value="0.0204841" calcext:value-type="float">
            <text:p>0.02048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002" calcext:value-type="float">
            <text:p>0.0138002</text:p>
          </table:table-cell>
          <table:table-cell office:value-type="float" office:value="0.0204822" calcext:value-type="float">
            <text:p>0.02048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8" calcext:value-type="float">
            <text:p>0.0137998</text:p>
          </table:table-cell>
          <table:table-cell office:value-type="float" office:value="0.0204817" calcext:value-type="float">
            <text:p>0.02048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4" calcext:value-type="float">
            <text:p>0.0137994</text:p>
          </table:table-cell>
          <table:table-cell office:value-type="float" office:value="0.0204824" calcext:value-type="float">
            <text:p>0.02048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04841" calcext:value-type="float">
            <text:p>0.02048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04868" calcext:value-type="float">
            <text:p>0.02048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04903" calcext:value-type="float">
            <text:p>0.02049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04946" calcext:value-type="float">
            <text:p>0.020494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9" calcext:value-type="float">
            <text:p>0.0137979</text:p>
          </table:table-cell>
          <table:table-cell office:value-type="float" office:value="0.0204996" calcext:value-type="float">
            <text:p>0.02049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7" calcext:value-type="float">
            <text:p>0.0137977</text:p>
          </table:table-cell>
          <table:table-cell office:value-type="float" office:value="0.0205051" calcext:value-type="float">
            <text:p>0.02050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5" calcext:value-type="float">
            <text:p>0.0137975</text:p>
          </table:table-cell>
          <table:table-cell office:value-type="float" office:value="0.0205112" calcext:value-type="float">
            <text:p>0.02051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3" calcext:value-type="float">
            <text:p>0.0137973</text:p>
          </table:table-cell>
          <table:table-cell office:value-type="float" office:value="0.0205177" calcext:value-type="float">
            <text:p>0.02051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1" calcext:value-type="float">
            <text:p>0.0137971</text:p>
          </table:table-cell>
          <table:table-cell office:value-type="float" office:value="0.0205246" calcext:value-type="float">
            <text:p>0.02052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" calcext:value-type="float">
            <text:p>0.013797</text:p>
          </table:table-cell>
          <table:table-cell office:value-type="float" office:value="0.0205319" calcext:value-type="float">
            <text:p>0.02053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9" calcext:value-type="float">
            <text:p>0.0137969</text:p>
          </table:table-cell>
          <table:table-cell office:value-type="float" office:value="0.0205395" calcext:value-type="float">
            <text:p>0.02053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7" calcext:value-type="float">
            <text:p>0.0137967</text:p>
          </table:table-cell>
          <table:table-cell office:value-type="float" office:value="0.0205473" calcext:value-type="float">
            <text:p>0.02054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6" calcext:value-type="float">
            <text:p>0.0137966</text:p>
          </table:table-cell>
          <table:table-cell office:value-type="float" office:value="0.0205555" calcext:value-type="float">
            <text:p>0.02055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4" calcext:value-type="float">
            <text:p>0.0137964</text:p>
          </table:table-cell>
          <table:table-cell office:value-type="float" office:value="0.0205639" calcext:value-type="float">
            <text:p>0.02056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4" calcext:value-type="float">
            <text:p>0.0137964</text:p>
          </table:table-cell>
          <table:table-cell office:value-type="float" office:value="0.0205723" calcext:value-type="float">
            <text:p>0.02057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3" calcext:value-type="float">
            <text:p>0.0137963</text:p>
          </table:table-cell>
          <table:table-cell office:value-type="float" office:value="0.020581" calcext:value-type="float">
            <text:p>0.0205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2" calcext:value-type="float">
            <text:p>0.0137962</text:p>
          </table:table-cell>
          <table:table-cell office:value-type="float" office:value="0.0205898" calcext:value-type="float">
            <text:p>0.02058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1" calcext:value-type="float">
            <text:p>0.0137961</text:p>
          </table:table-cell>
          <table:table-cell office:value-type="float" office:value="0.0205987" calcext:value-type="float">
            <text:p>0.02059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1" calcext:value-type="float">
            <text:p>0.0137961</text:p>
          </table:table-cell>
          <table:table-cell office:value-type="float" office:value="0.0206077" calcext:value-type="float">
            <text:p>0.02060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" calcext:value-type="float">
            <text:p>0.013796</text:p>
          </table:table-cell>
          <table:table-cell office:value-type="float" office:value="0.0206169" calcext:value-type="float">
            <text:p>0.02061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9" calcext:value-type="float">
            <text:p>0.0137959</text:p>
          </table:table-cell>
          <table:table-cell office:value-type="float" office:value="0.020626" calcext:value-type="float">
            <text:p>0.0206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9" calcext:value-type="float">
            <text:p>0.0137959</text:p>
          </table:table-cell>
          <table:table-cell office:value-type="float" office:value="0.0206353" calcext:value-type="float">
            <text:p>0.02063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9" calcext:value-type="float">
            <text:p>0.0137959</text:p>
          </table:table-cell>
          <table:table-cell office:value-type="float" office:value="0.0206446" calcext:value-type="float">
            <text:p>0.02064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8" calcext:value-type="float">
            <text:p>0.0137958</text:p>
          </table:table-cell>
          <table:table-cell office:value-type="float" office:value="0.0206539" calcext:value-type="float">
            <text:p>0.02065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8" calcext:value-type="float">
            <text:p>0.0137958</text:p>
          </table:table-cell>
          <table:table-cell office:value-type="float" office:value="0.0206634" calcext:value-type="float">
            <text:p>0.020663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8" calcext:value-type="float">
            <text:p>0.0137958</text:p>
          </table:table-cell>
          <table:table-cell office:value-type="float" office:value="0.0206728" calcext:value-type="float">
            <text:p>0.02067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6822" calcext:value-type="float">
            <text:p>0.02068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6916" calcext:value-type="float">
            <text:p>0.02069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011" calcext:value-type="float">
            <text:p>0.02070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105" calcext:value-type="float">
            <text:p>0.02071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199" calcext:value-type="float">
            <text:p>0.02071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294" calcext:value-type="float">
            <text:p>0.02072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388" calcext:value-type="float">
            <text:p>0.02073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482" calcext:value-type="float">
            <text:p>0.02074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577" calcext:value-type="float">
            <text:p>0.02075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671" calcext:value-type="float">
            <text:p>0.02076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764" calcext:value-type="float">
            <text:p>0.02077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858" calcext:value-type="float">
            <text:p>0.02078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7" calcext:value-type="float">
            <text:p>0.0137957</text:p>
          </table:table-cell>
          <table:table-cell office:value-type="float" office:value="0.0207951" calcext:value-type="float">
            <text:p>0.02079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8" calcext:value-type="float">
            <text:p>0.0137958</text:p>
          </table:table-cell>
          <table:table-cell office:value-type="float" office:value="0.0208044" calcext:value-type="float">
            <text:p>0.02080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8" calcext:value-type="float">
            <text:p>0.0137958</text:p>
          </table:table-cell>
          <table:table-cell office:value-type="float" office:value="0.0208136" calcext:value-type="float">
            <text:p>0.02081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8" calcext:value-type="float">
            <text:p>0.0137958</text:p>
          </table:table-cell>
          <table:table-cell office:value-type="float" office:value="0.0208228" calcext:value-type="float">
            <text:p>0.02082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8" calcext:value-type="float">
            <text:p>0.0137958</text:p>
          </table:table-cell>
          <table:table-cell office:value-type="float" office:value="0.0208321" calcext:value-type="float">
            <text:p>0.02083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8" calcext:value-type="float">
            <text:p>0.0137958</text:p>
          </table:table-cell>
          <table:table-cell office:value-type="float" office:value="0.0208413" calcext:value-type="float">
            <text:p>0.02084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8" calcext:value-type="float">
            <text:p>0.0137958</text:p>
          </table:table-cell>
          <table:table-cell office:value-type="float" office:value="0.0208504" calcext:value-type="float">
            <text:p>0.02085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9" calcext:value-type="float">
            <text:p>0.0137959</text:p>
          </table:table-cell>
          <table:table-cell office:value-type="float" office:value="0.0208595" calcext:value-type="float">
            <text:p>0.02085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9" calcext:value-type="float">
            <text:p>0.0137959</text:p>
          </table:table-cell>
          <table:table-cell office:value-type="float" office:value="0.0208686" calcext:value-type="float">
            <text:p>0.02086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9" calcext:value-type="float">
            <text:p>0.0137959</text:p>
          </table:table-cell>
          <table:table-cell office:value-type="float" office:value="0.0208776" calcext:value-type="float">
            <text:p>0.02087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9" calcext:value-type="float">
            <text:p>0.0137959</text:p>
          </table:table-cell>
          <table:table-cell office:value-type="float" office:value="0.0208865" calcext:value-type="float">
            <text:p>0.02088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9" calcext:value-type="float">
            <text:p>0.0137959</text:p>
          </table:table-cell>
          <table:table-cell office:value-type="float" office:value="0.0208955" calcext:value-type="float">
            <text:p>0.0208955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59" calcext:value-type="float">
            <text:p>0.0137959</text:p>
          </table:table-cell>
          <table:table-cell office:value-type="float" office:value="0.0209044" calcext:value-type="float">
            <text:p>0.020904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" calcext:value-type="float">
            <text:p>0.013796</text:p>
          </table:table-cell>
          <table:table-cell office:value-type="float" office:value="0.0209133" calcext:value-type="float">
            <text:p>0.02091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" calcext:value-type="float">
            <text:p>0.013796</text:p>
          </table:table-cell>
          <table:table-cell office:value-type="float" office:value="0.0209221" calcext:value-type="float">
            <text:p>0.02092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" calcext:value-type="float">
            <text:p>0.013796</text:p>
          </table:table-cell>
          <table:table-cell office:value-type="float" office:value="0.0209309" calcext:value-type="float">
            <text:p>0.02093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" calcext:value-type="float">
            <text:p>0.013796</text:p>
          </table:table-cell>
          <table:table-cell office:value-type="float" office:value="0.0209396" calcext:value-type="float">
            <text:p>0.02093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" calcext:value-type="float">
            <text:p>0.013796</text:p>
          </table:table-cell>
          <table:table-cell office:value-type="float" office:value="0.0209484" calcext:value-type="float">
            <text:p>0.02094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1" calcext:value-type="float">
            <text:p>0.0137961</text:p>
          </table:table-cell>
          <table:table-cell office:value-type="float" office:value="0.020957" calcext:value-type="float">
            <text:p>0.0209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1" calcext:value-type="float">
            <text:p>0.0137961</text:p>
          </table:table-cell>
          <table:table-cell office:value-type="float" office:value="0.0209656" calcext:value-type="float">
            <text:p>0.02096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1" calcext:value-type="float">
            <text:p>0.0137961</text:p>
          </table:table-cell>
          <table:table-cell office:value-type="float" office:value="0.0209743" calcext:value-type="float">
            <text:p>0.02097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1" calcext:value-type="float">
            <text:p>0.0137961</text:p>
          </table:table-cell>
          <table:table-cell office:value-type="float" office:value="0.0209828" calcext:value-type="float">
            <text:p>0.02098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2" calcext:value-type="float">
            <text:p>0.0137962</text:p>
          </table:table-cell>
          <table:table-cell office:value-type="float" office:value="0.0209913" calcext:value-type="float">
            <text:p>0.02099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2" calcext:value-type="float">
            <text:p>0.0137962</text:p>
          </table:table-cell>
          <table:table-cell office:value-type="float" office:value="0.0209998" calcext:value-type="float">
            <text:p>0.02099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2" calcext:value-type="float">
            <text:p>0.0137962</text:p>
          </table:table-cell>
          <table:table-cell office:value-type="float" office:value="0.0210082" calcext:value-type="float">
            <text:p>0.02100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2" calcext:value-type="float">
            <text:p>0.0137962</text:p>
          </table:table-cell>
          <table:table-cell office:value-type="float" office:value="0.0210166" calcext:value-type="float">
            <text:p>0.02101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2" calcext:value-type="float">
            <text:p>0.0137962</text:p>
          </table:table-cell>
          <table:table-cell office:value-type="float" office:value="0.0210249" calcext:value-type="float">
            <text:p>0.02102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3" calcext:value-type="float">
            <text:p>0.0137963</text:p>
          </table:table-cell>
          <table:table-cell office:value-type="float" office:value="0.0210332" calcext:value-type="float">
            <text:p>0.02103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3" calcext:value-type="float">
            <text:p>0.0137963</text:p>
          </table:table-cell>
          <table:table-cell office:value-type="float" office:value="0.0210415" calcext:value-type="float">
            <text:p>0.02104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3" calcext:value-type="float">
            <text:p>0.0137963</text:p>
          </table:table-cell>
          <table:table-cell office:value-type="float" office:value="0.0210497" calcext:value-type="float">
            <text:p>0.02104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3" calcext:value-type="float">
            <text:p>0.0137963</text:p>
          </table:table-cell>
          <table:table-cell office:value-type="float" office:value="0.0210579" calcext:value-type="float">
            <text:p>0.0210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3" calcext:value-type="float">
            <text:p>0.0137963</text:p>
          </table:table-cell>
          <table:table-cell office:value-type="float" office:value="0.021066" calcext:value-type="float">
            <text:p>0.02106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4" calcext:value-type="float">
            <text:p>0.0137964</text:p>
          </table:table-cell>
          <table:table-cell office:value-type="float" office:value="0.0210742" calcext:value-type="float">
            <text:p>0.02107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4" calcext:value-type="float">
            <text:p>0.0137964</text:p>
          </table:table-cell>
          <table:table-cell office:value-type="float" office:value="0.0210822" calcext:value-type="float">
            <text:p>0.02108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4" calcext:value-type="float">
            <text:p>0.0137964</text:p>
          </table:table-cell>
          <table:table-cell office:value-type="float" office:value="0.0210902" calcext:value-type="float">
            <text:p>0.02109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4" calcext:value-type="float">
            <text:p>0.0137964</text:p>
          </table:table-cell>
          <table:table-cell office:value-type="float" office:value="0.0210982" calcext:value-type="float">
            <text:p>0.02109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4" calcext:value-type="float">
            <text:p>0.0137964</text:p>
          </table:table-cell>
          <table:table-cell office:value-type="float" office:value="0.0211061" calcext:value-type="float">
            <text:p>0.02110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5" calcext:value-type="float">
            <text:p>0.0137965</text:p>
          </table:table-cell>
          <table:table-cell office:value-type="float" office:value="0.021114" calcext:value-type="float">
            <text:p>0.0211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5" calcext:value-type="float">
            <text:p>0.0137965</text:p>
          </table:table-cell>
          <table:table-cell office:value-type="float" office:value="0.0211219" calcext:value-type="float">
            <text:p>0.02112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5" calcext:value-type="float">
            <text:p>0.0137965</text:p>
          </table:table-cell>
          <table:table-cell office:value-type="float" office:value="0.0211297" calcext:value-type="float">
            <text:p>0.02112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5" calcext:value-type="float">
            <text:p>0.0137965</text:p>
          </table:table-cell>
          <table:table-cell office:value-type="float" office:value="0.0211375" calcext:value-type="float">
            <text:p>0.02113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5" calcext:value-type="float">
            <text:p>0.0137965</text:p>
          </table:table-cell>
          <table:table-cell office:value-type="float" office:value="0.0211453" calcext:value-type="float">
            <text:p>0.02114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6" calcext:value-type="float">
            <text:p>0.0137966</text:p>
          </table:table-cell>
          <table:table-cell office:value-type="float" office:value="0.0211529" calcext:value-type="float">
            <text:p>0.02115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6" calcext:value-type="float">
            <text:p>0.0137966</text:p>
          </table:table-cell>
          <table:table-cell office:value-type="float" office:value="0.0211606" calcext:value-type="float">
            <text:p>0.02116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6" calcext:value-type="float">
            <text:p>0.0137966</text:p>
          </table:table-cell>
          <table:table-cell office:value-type="float" office:value="0.0211683" calcext:value-type="float">
            <text:p>0.02116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6" calcext:value-type="float">
            <text:p>0.0137966</text:p>
          </table:table-cell>
          <table:table-cell office:value-type="float" office:value="0.0211758" calcext:value-type="float">
            <text:p>0.02117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7" calcext:value-type="float">
            <text:p>0.0137967</text:p>
          </table:table-cell>
          <table:table-cell office:value-type="float" office:value="0.0211834" calcext:value-type="float">
            <text:p>0.02118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7" calcext:value-type="float">
            <text:p>0.0137967</text:p>
          </table:table-cell>
          <table:table-cell office:value-type="float" office:value="0.0211909" calcext:value-type="float">
            <text:p>0.02119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7" calcext:value-type="float">
            <text:p>0.0137967</text:p>
          </table:table-cell>
          <table:table-cell office:value-type="float" office:value="0.0211983" calcext:value-type="float">
            <text:p>0.02119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7" calcext:value-type="float">
            <text:p>0.0137967</text:p>
          </table:table-cell>
          <table:table-cell office:value-type="float" office:value="0.0212058" calcext:value-type="float">
            <text:p>0.021205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7" calcext:value-type="float">
            <text:p>0.0137967</text:p>
          </table:table-cell>
          <table:table-cell office:value-type="float" office:value="0.0212132" calcext:value-type="float">
            <text:p>0.02121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8" calcext:value-type="float">
            <text:p>0.0137968</text:p>
          </table:table-cell>
          <table:table-cell office:value-type="float" office:value="0.0212205" calcext:value-type="float">
            <text:p>0.02122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8" calcext:value-type="float">
            <text:p>0.0137968</text:p>
          </table:table-cell>
          <table:table-cell office:value-type="float" office:value="0.0212279" calcext:value-type="float">
            <text:p>0.02122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8" calcext:value-type="float">
            <text:p>0.0137968</text:p>
          </table:table-cell>
          <table:table-cell office:value-type="float" office:value="0.0212352" calcext:value-type="float">
            <text:p>0.021235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8" calcext:value-type="float">
            <text:p>0.0137968</text:p>
          </table:table-cell>
          <table:table-cell office:value-type="float" office:value="0.0212424" calcext:value-type="float">
            <text:p>0.02124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8" calcext:value-type="float">
            <text:p>0.0137968</text:p>
          </table:table-cell>
          <table:table-cell office:value-type="float" office:value="0.0212496" calcext:value-type="float">
            <text:p>0.02124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9" calcext:value-type="float">
            <text:p>0.0137969</text:p>
          </table:table-cell>
          <table:table-cell office:value-type="float" office:value="0.0212568" calcext:value-type="float">
            <text:p>0.02125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9" calcext:value-type="float">
            <text:p>0.0137969</text:p>
          </table:table-cell>
          <table:table-cell office:value-type="float" office:value="0.0212639" calcext:value-type="float">
            <text:p>0.021263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9" calcext:value-type="float">
            <text:p>0.0137969</text:p>
          </table:table-cell>
          <table:table-cell office:value-type="float" office:value="0.021271" calcext:value-type="float">
            <text:p>0.0212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9" calcext:value-type="float">
            <text:p>0.0137969</text:p>
          </table:table-cell>
          <table:table-cell office:value-type="float" office:value="0.0212781" calcext:value-type="float">
            <text:p>0.02127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69" calcext:value-type="float">
            <text:p>0.0137969</text:p>
          </table:table-cell>
          <table:table-cell office:value-type="float" office:value="0.0212851" calcext:value-type="float">
            <text:p>0.02128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" calcext:value-type="float">
            <text:p>0.013797</text:p>
          </table:table-cell>
          <table:table-cell office:value-type="float" office:value="0.0212921" calcext:value-type="float">
            <text:p>0.02129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" calcext:value-type="float">
            <text:p>0.013797</text:p>
          </table:table-cell>
          <table:table-cell office:value-type="float" office:value="0.0212991" calcext:value-type="float">
            <text:p>0.021299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" calcext:value-type="float">
            <text:p>0.013797</text:p>
          </table:table-cell>
          <table:table-cell office:value-type="float" office:value="0.021306" calcext:value-type="float">
            <text:p>0.0213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" calcext:value-type="float">
            <text:p>0.013797</text:p>
          </table:table-cell>
          <table:table-cell office:value-type="float" office:value="0.0213128" calcext:value-type="float">
            <text:p>0.021312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1" calcext:value-type="float">
            <text:p>0.0137971</text:p>
          </table:table-cell>
          <table:table-cell office:value-type="float" office:value="0.0213197" calcext:value-type="float">
            <text:p>0.02131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1" calcext:value-type="float">
            <text:p>0.0137971</text:p>
          </table:table-cell>
          <table:table-cell office:value-type="float" office:value="0.0213266" calcext:value-type="float">
            <text:p>0.02132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1" calcext:value-type="float">
            <text:p>0.0137971</text:p>
          </table:table-cell>
          <table:table-cell office:value-type="float" office:value="0.0213333" calcext:value-type="float">
            <text:p>0.02133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1" calcext:value-type="float">
            <text:p>0.0137971</text:p>
          </table:table-cell>
          <table:table-cell office:value-type="float" office:value="0.02134" calcext:value-type="float">
            <text:p>0.021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1" calcext:value-type="float">
            <text:p>0.0137971</text:p>
          </table:table-cell>
          <table:table-cell office:value-type="float" office:value="0.0213468" calcext:value-type="float">
            <text:p>0.02134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2" calcext:value-type="float">
            <text:p>0.0137972</text:p>
          </table:table-cell>
          <table:table-cell office:value-type="float" office:value="0.0213535" calcext:value-type="float">
            <text:p>0.02135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2" calcext:value-type="float">
            <text:p>0.0137972</text:p>
          </table:table-cell>
          <table:table-cell office:value-type="float" office:value="0.0213601" calcext:value-type="float">
            <text:p>0.02136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2" calcext:value-type="float">
            <text:p>0.0137972</text:p>
          </table:table-cell>
          <table:table-cell office:value-type="float" office:value="0.0213667" calcext:value-type="float">
            <text:p>0.021366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2" calcext:value-type="float">
            <text:p>0.0137972</text:p>
          </table:table-cell>
          <table:table-cell office:value-type="float" office:value="0.0213733" calcext:value-type="float">
            <text:p>0.02137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2" calcext:value-type="float">
            <text:p>0.0137972</text:p>
          </table:table-cell>
          <table:table-cell office:value-type="float" office:value="0.0213798" calcext:value-type="float">
            <text:p>0.02137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3" calcext:value-type="float">
            <text:p>0.0137973</text:p>
          </table:table-cell>
          <table:table-cell office:value-type="float" office:value="0.0213863" calcext:value-type="float">
            <text:p>0.021386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3" calcext:value-type="float">
            <text:p>0.0137973</text:p>
          </table:table-cell>
          <table:table-cell office:value-type="float" office:value="0.0213928" calcext:value-type="float">
            <text:p>0.02139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3" calcext:value-type="float">
            <text:p>0.0137973</text:p>
          </table:table-cell>
          <table:table-cell office:value-type="float" office:value="0.0213992" calcext:value-type="float">
            <text:p>0.02139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3" calcext:value-type="float">
            <text:p>0.0137973</text:p>
          </table:table-cell>
          <table:table-cell office:value-type="float" office:value="0.0214057" calcext:value-type="float">
            <text:p>0.021405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3" calcext:value-type="float">
            <text:p>0.0137973</text:p>
          </table:table-cell>
          <table:table-cell office:value-type="float" office:value="0.021412" calcext:value-type="float">
            <text:p>0.0214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4" calcext:value-type="float">
            <text:p>0.0137974</text:p>
          </table:table-cell>
          <table:table-cell office:value-type="float" office:value="0.0214183" calcext:value-type="float">
            <text:p>0.02141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4" calcext:value-type="float">
            <text:p>0.0137974</text:p>
          </table:table-cell>
          <table:table-cell office:value-type="float" office:value="0.0214246" calcext:value-type="float">
            <text:p>0.021424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4" calcext:value-type="float">
            <text:p>0.0137974</text:p>
          </table:table-cell>
          <table:table-cell office:value-type="float" office:value="0.0214309" calcext:value-type="float">
            <text:p>0.02143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4" calcext:value-type="float">
            <text:p>0.0137974</text:p>
          </table:table-cell>
          <table:table-cell office:value-type="float" office:value="0.0214371" calcext:value-type="float">
            <text:p>0.021437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5" calcext:value-type="float">
            <text:p>0.0137975</text:p>
          </table:table-cell>
          <table:table-cell office:value-type="float" office:value="0.0214433" calcext:value-type="float">
            <text:p>0.02144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5" calcext:value-type="float">
            <text:p>0.0137975</text:p>
          </table:table-cell>
          <table:table-cell office:value-type="float" office:value="0.0214495" calcext:value-type="float">
            <text:p>0.021449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5" calcext:value-type="float">
            <text:p>0.0137975</text:p>
          </table:table-cell>
          <table:table-cell office:value-type="float" office:value="0.0214557" calcext:value-type="float">
            <text:p>0.021455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5" calcext:value-type="float">
            <text:p>0.0137975</text:p>
          </table:table-cell>
          <table:table-cell office:value-type="float" office:value="0.0214617" calcext:value-type="float">
            <text:p>0.02146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5" calcext:value-type="float">
            <text:p>0.0137975</text:p>
          </table:table-cell>
          <table:table-cell office:value-type="float" office:value="0.0214678" calcext:value-type="float">
            <text:p>0.021467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5" calcext:value-type="float">
            <text:p>0.0137975</text:p>
          </table:table-cell>
          <table:table-cell office:value-type="float" office:value="0.0214739" calcext:value-type="float">
            <text:p>0.021473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6" calcext:value-type="float">
            <text:p>0.0137976</text:p>
          </table:table-cell>
          <table:table-cell office:value-type="float" office:value="0.0214799" calcext:value-type="float">
            <text:p>0.02147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6" calcext:value-type="float">
            <text:p>0.0137976</text:p>
          </table:table-cell>
          <table:table-cell office:value-type="float" office:value="0.0214858" calcext:value-type="float">
            <text:p>0.02148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6" calcext:value-type="float">
            <text:p>0.0137976</text:p>
          </table:table-cell>
          <table:table-cell office:value-type="float" office:value="0.0214918" calcext:value-type="float">
            <text:p>0.02149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6" calcext:value-type="float">
            <text:p>0.0137976</text:p>
          </table:table-cell>
          <table:table-cell office:value-type="float" office:value="0.0214977" calcext:value-type="float">
            <text:p>0.02149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6" calcext:value-type="float">
            <text:p>0.0137976</text:p>
          </table:table-cell>
          <table:table-cell office:value-type="float" office:value="0.0215036" calcext:value-type="float">
            <text:p>0.02150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6" calcext:value-type="float">
            <text:p>0.0137976</text:p>
          </table:table-cell>
          <table:table-cell office:value-type="float" office:value="0.0215094" calcext:value-type="float">
            <text:p>0.021509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6" calcext:value-type="float">
            <text:p>0.0137976</text:p>
          </table:table-cell>
          <table:table-cell office:value-type="float" office:value="0.0215153" calcext:value-type="float">
            <text:p>0.02151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6" calcext:value-type="float">
            <text:p>0.0137976</text:p>
          </table:table-cell>
          <table:table-cell office:value-type="float" office:value="0.0215211" calcext:value-type="float">
            <text:p>0.02152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7" calcext:value-type="float">
            <text:p>0.0137977</text:p>
          </table:table-cell>
          <table:table-cell office:value-type="float" office:value="0.0215269" calcext:value-type="float">
            <text:p>0.021526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7" calcext:value-type="float">
            <text:p>0.0137977</text:p>
          </table:table-cell>
          <table:table-cell office:value-type="float" office:value="0.0215325" calcext:value-type="float">
            <text:p>0.02153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7" calcext:value-type="float">
            <text:p>0.0137977</text:p>
          </table:table-cell>
          <table:table-cell office:value-type="float" office:value="0.0215382" calcext:value-type="float">
            <text:p>0.021538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7" calcext:value-type="float">
            <text:p>0.0137977</text:p>
          </table:table-cell>
          <table:table-cell office:value-type="float" office:value="0.0215439" calcext:value-type="float">
            <text:p>0.02154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7" calcext:value-type="float">
            <text:p>0.0137977</text:p>
          </table:table-cell>
          <table:table-cell office:value-type="float" office:value="0.0215496" calcext:value-type="float">
            <text:p>0.02154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7" calcext:value-type="float">
            <text:p>0.0137977</text:p>
          </table:table-cell>
          <table:table-cell office:value-type="float" office:value="0.0215552" calcext:value-type="float">
            <text:p>0.02155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7" calcext:value-type="float">
            <text:p>0.0137977</text:p>
          </table:table-cell>
          <table:table-cell office:value-type="float" office:value="0.0215607" calcext:value-type="float">
            <text:p>0.021560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8" calcext:value-type="float">
            <text:p>0.0137978</text:p>
          </table:table-cell>
          <table:table-cell office:value-type="float" office:value="0.0215663" calcext:value-type="float">
            <text:p>0.021566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8" calcext:value-type="float">
            <text:p>0.0137978</text:p>
          </table:table-cell>
          <table:table-cell office:value-type="float" office:value="0.0215718" calcext:value-type="float">
            <text:p>0.02157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8" calcext:value-type="float">
            <text:p>0.0137978</text:p>
          </table:table-cell>
          <table:table-cell office:value-type="float" office:value="0.0215773" calcext:value-type="float">
            <text:p>0.021577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8" calcext:value-type="float">
            <text:p>0.0137978</text:p>
          </table:table-cell>
          <table:table-cell office:value-type="float" office:value="0.0215827" calcext:value-type="float">
            <text:p>0.02158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8" calcext:value-type="float">
            <text:p>0.0137978</text:p>
          </table:table-cell>
          <table:table-cell office:value-type="float" office:value="0.0215882" calcext:value-type="float">
            <text:p>0.02158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8" calcext:value-type="float">
            <text:p>0.0137978</text:p>
          </table:table-cell>
          <table:table-cell office:value-type="float" office:value="0.0215936" calcext:value-type="float">
            <text:p>0.02159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8" calcext:value-type="float">
            <text:p>0.0137978</text:p>
          </table:table-cell>
          <table:table-cell office:value-type="float" office:value="0.0215989" calcext:value-type="float">
            <text:p>0.02159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8" calcext:value-type="float">
            <text:p>0.0137978</text:p>
          </table:table-cell>
          <table:table-cell office:value-type="float" office:value="0.0216043" calcext:value-type="float">
            <text:p>0.02160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9" calcext:value-type="float">
            <text:p>0.0137979</text:p>
          </table:table-cell>
          <table:table-cell office:value-type="float" office:value="0.0216096" calcext:value-type="float">
            <text:p>0.021609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9" calcext:value-type="float">
            <text:p>0.0137979</text:p>
          </table:table-cell>
          <table:table-cell office:value-type="float" office:value="0.0216149" calcext:value-type="float">
            <text:p>0.02161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9" calcext:value-type="float">
            <text:p>0.0137979</text:p>
          </table:table-cell>
          <table:table-cell office:value-type="float" office:value="0.0216201" calcext:value-type="float">
            <text:p>0.02162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9" calcext:value-type="float">
            <text:p>0.0137979</text:p>
          </table:table-cell>
          <table:table-cell office:value-type="float" office:value="0.0216253" calcext:value-type="float">
            <text:p>0.021625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9" calcext:value-type="float">
            <text:p>0.0137979</text:p>
          </table:table-cell>
          <table:table-cell office:value-type="float" office:value="0.0216305" calcext:value-type="float">
            <text:p>0.021630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9" calcext:value-type="float">
            <text:p>0.0137979</text:p>
          </table:table-cell>
          <table:table-cell office:value-type="float" office:value="0.0216358" calcext:value-type="float">
            <text:p>0.02163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79" calcext:value-type="float">
            <text:p>0.0137979</text:p>
          </table:table-cell>
          <table:table-cell office:value-type="float" office:value="0.0216409" calcext:value-type="float">
            <text:p>0.021640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0.021646" calcext:value-type="float">
            <text:p>0.02164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0.0216511" calcext:value-type="float">
            <text:p>0.02165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0.0216561" calcext:value-type="float">
            <text:p>0.0216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0.0216611" calcext:value-type="float">
            <text:p>0.02166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0.0216661" calcext:value-type="float">
            <text:p>0.021666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0.0216711" calcext:value-type="float">
            <text:p>0.02167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0.0216761" calcext:value-type="float">
            <text:p>0.02167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0.021681" calcext:value-type="float">
            <text:p>0.02168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1" calcext:value-type="float">
            <text:p>0.0137981</text:p>
          </table:table-cell>
          <table:table-cell office:value-type="float" office:value="0.0216859" calcext:value-type="float">
            <text:p>0.02168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1" calcext:value-type="float">
            <text:p>0.0137981</text:p>
          </table:table-cell>
          <table:table-cell office:value-type="float" office:value="0.0216907" calcext:value-type="float">
            <text:p>0.02169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1" calcext:value-type="float">
            <text:p>0.0137981</text:p>
          </table:table-cell>
          <table:table-cell office:value-type="float" office:value="0.0216956" calcext:value-type="float">
            <text:p>0.021695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1" calcext:value-type="float">
            <text:p>0.0137981</text:p>
          </table:table-cell>
          <table:table-cell office:value-type="float" office:value="0.0217004" calcext:value-type="float">
            <text:p>0.02170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1" calcext:value-type="float">
            <text:p>0.0137981</text:p>
          </table:table-cell>
          <table:table-cell office:value-type="float" office:value="0.0217052" calcext:value-type="float">
            <text:p>0.021705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1" calcext:value-type="float">
            <text:p>0.0137981</text:p>
          </table:table-cell>
          <table:table-cell office:value-type="float" office:value="0.0217099" calcext:value-type="float">
            <text:p>0.021709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1" calcext:value-type="float">
            <text:p>0.0137981</text:p>
          </table:table-cell>
          <table:table-cell office:value-type="float" office:value="0.0217147" calcext:value-type="float">
            <text:p>0.021714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17194" calcext:value-type="float">
            <text:p>0.02171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1724" calcext:value-type="float">
            <text:p>0.0217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17287" calcext:value-type="float">
            <text:p>0.021728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17334" calcext:value-type="float">
            <text:p>0.021733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17379" calcext:value-type="float">
            <text:p>0.021737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17425" calcext:value-type="float">
            <text:p>0.02174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17471" calcext:value-type="float">
            <text:p>0.021747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17516" calcext:value-type="float">
            <text:p>0.02175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17561" calcext:value-type="float">
            <text:p>0.021756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2" calcext:value-type="float">
            <text:p>0.0137982</text:p>
          </table:table-cell>
          <table:table-cell office:value-type="float" office:value="0.0217606" calcext:value-type="float">
            <text:p>0.02176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765" calcext:value-type="float">
            <text:p>0.0217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7695" calcext:value-type="float">
            <text:p>0.021769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7739" calcext:value-type="float">
            <text:p>0.021773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7782" calcext:value-type="float">
            <text:p>0.02177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7826" calcext:value-type="float">
            <text:p>0.021782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787" calcext:value-type="float">
            <text:p>0.02178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7912" calcext:value-type="float">
            <text:p>0.02179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7955" calcext:value-type="float">
            <text:p>0.02179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7998" calcext:value-type="float">
            <text:p>0.02179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804" calcext:value-type="float">
            <text:p>0.0218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3" calcext:value-type="float">
            <text:p>0.0137983</text:p>
          </table:table-cell>
          <table:table-cell office:value-type="float" office:value="0.0218082" calcext:value-type="float">
            <text:p>0.02180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124" calcext:value-type="float">
            <text:p>0.02181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165" calcext:value-type="float">
            <text:p>0.021816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207" calcext:value-type="float">
            <text:p>0.02182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248" calcext:value-type="float">
            <text:p>0.02182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289" calcext:value-type="float">
            <text:p>0.02182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33" calcext:value-type="float">
            <text:p>0.0218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37" calcext:value-type="float">
            <text:p>0.02183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41" calcext:value-type="float">
            <text:p>0.02184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45" calcext:value-type="float">
            <text:p>0.02184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49" calcext:value-type="float">
            <text:p>0.02184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53" calcext:value-type="float">
            <text:p>0.02185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0218569" calcext:value-type="float">
            <text:p>0.021856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608" calcext:value-type="float">
            <text:p>0.02186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647" calcext:value-type="float">
            <text:p>0.021864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686" calcext:value-type="float">
            <text:p>0.02186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724" calcext:value-type="float">
            <text:p>0.02187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762" calcext:value-type="float">
            <text:p>0.021876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8" calcext:value-type="float">
            <text:p>0.0218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838" calcext:value-type="float">
            <text:p>0.02188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876" calcext:value-type="float">
            <text:p>0.021887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913" calcext:value-type="float">
            <text:p>0.02189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95" calcext:value-type="float">
            <text:p>0.02189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5" calcext:value-type="float">
            <text:p>0.0137985</text:p>
          </table:table-cell>
          <table:table-cell office:value-type="float" office:value="0.0218987" calcext:value-type="float">
            <text:p>0.021898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024" calcext:value-type="float">
            <text:p>0.02190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061" calcext:value-type="float">
            <text:p>0.021906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096" calcext:value-type="float">
            <text:p>0.021909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132" calcext:value-type="float">
            <text:p>0.021913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168" calcext:value-type="float">
            <text:p>0.02191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204" calcext:value-type="float">
            <text:p>0.021920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24" calcext:value-type="float">
            <text:p>0.0219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275" calcext:value-type="float">
            <text:p>0.02192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31" calcext:value-type="float">
            <text:p>0.02193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345" calcext:value-type="float">
            <text:p>0.021934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6" calcext:value-type="float">
            <text:p>0.0137986</text:p>
          </table:table-cell>
          <table:table-cell office:value-type="float" office:value="0.0219379" calcext:value-type="float">
            <text:p>0.021937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414" calcext:value-type="float">
            <text:p>0.02194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448" calcext:value-type="float">
            <text:p>0.021944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482" calcext:value-type="float">
            <text:p>0.021948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516" calcext:value-type="float">
            <text:p>0.02195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55" calcext:value-type="float">
            <text:p>0.0219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584" calcext:value-type="float">
            <text:p>0.02195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617" calcext:value-type="float">
            <text:p>0.02196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65" calcext:value-type="float">
            <text:p>0.02196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682" calcext:value-type="float">
            <text:p>0.021968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715" calcext:value-type="float">
            <text:p>0.021971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748" calcext:value-type="float">
            <text:p>0.02197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7" calcext:value-type="float">
            <text:p>0.0137987</text:p>
          </table:table-cell>
          <table:table-cell office:value-type="float" office:value="0.021978" calcext:value-type="float">
            <text:p>0.0219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19812" calcext:value-type="float">
            <text:p>0.021981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19844" calcext:value-type="float">
            <text:p>0.021984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19876" calcext:value-type="float">
            <text:p>0.02198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19908" calcext:value-type="float">
            <text:p>0.02199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19939" calcext:value-type="float">
            <text:p>0.02199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1997" calcext:value-type="float">
            <text:p>0.02199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20001" calcext:value-type="float">
            <text:p>0.02200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20032" calcext:value-type="float">
            <text:p>0.022003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20063" calcext:value-type="float">
            <text:p>0.02200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20094" calcext:value-type="float">
            <text:p>0.022009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20124" calcext:value-type="float">
            <text:p>0.02201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20154" calcext:value-type="float">
            <text:p>0.022015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20184" calcext:value-type="float">
            <text:p>0.022018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20214" calcext:value-type="float">
            <text:p>0.02202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20244" calcext:value-type="float">
            <text:p>0.02202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8" calcext:value-type="float">
            <text:p>0.0137988</text:p>
          </table:table-cell>
          <table:table-cell office:value-type="float" office:value="0.0220273" calcext:value-type="float">
            <text:p>0.022027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302" calcext:value-type="float">
            <text:p>0.022030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331" calcext:value-type="float">
            <text:p>0.022033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361" calcext:value-type="float">
            <text:p>0.02203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389" calcext:value-type="float">
            <text:p>0.022038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418" calcext:value-type="float">
            <text:p>0.02204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446" calcext:value-type="float">
            <text:p>0.02204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475" calcext:value-type="float">
            <text:p>0.02204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503" calcext:value-type="float">
            <text:p>0.02205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531" calcext:value-type="float">
            <text:p>0.022053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558" calcext:value-type="float">
            <text:p>0.022055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586" calcext:value-type="float">
            <text:p>0.022058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614" calcext:value-type="float">
            <text:p>0.02206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641" calcext:value-type="float">
            <text:p>0.022064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668" calcext:value-type="float">
            <text:p>0.022066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695" calcext:value-type="float">
            <text:p>0.022069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722" calcext:value-type="float">
            <text:p>0.022072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89" calcext:value-type="float">
            <text:p>0.0137989</text:p>
          </table:table-cell>
          <table:table-cell office:value-type="float" office:value="0.0220748" calcext:value-type="float">
            <text:p>0.022074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0775" calcext:value-type="float">
            <text:p>0.022077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0801" calcext:value-type="float">
            <text:p>0.022080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0827" calcext:value-type="float">
            <text:p>0.02208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0853" calcext:value-type="float">
            <text:p>0.022085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0879" calcext:value-type="float">
            <text:p>0.022087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0906" calcext:value-type="float">
            <text:p>0.02209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0931" calcext:value-type="float">
            <text:p>0.022093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0956" calcext:value-type="float">
            <text:p>0.022095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0981" calcext:value-type="float">
            <text:p>0.022098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1007" calcext:value-type="float">
            <text:p>0.02210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1032" calcext:value-type="float">
            <text:p>0.022103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1056" calcext:value-type="float">
            <text:p>0.022105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1081" calcext:value-type="float">
            <text:p>0.022108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1105" calcext:value-type="float">
            <text:p>0.022110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113" calcext:value-type="float">
            <text:p>0.02211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1154" calcext:value-type="float">
            <text:p>0.022115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221179" calcext:value-type="float">
            <text:p>0.022117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202" calcext:value-type="float">
            <text:p>0.022120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226" calcext:value-type="float">
            <text:p>0.02212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25" calcext:value-type="float">
            <text:p>0.02212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273" calcext:value-type="float">
            <text:p>0.022127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297" calcext:value-type="float">
            <text:p>0.022129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321" calcext:value-type="float">
            <text:p>0.02213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343" calcext:value-type="float">
            <text:p>0.022134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366" calcext:value-type="float">
            <text:p>0.02213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389" calcext:value-type="float">
            <text:p>0.022138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412" calcext:value-type="float">
            <text:p>0.02214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71" calcext:value-type="float">
            <text:p>171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435" calcext:value-type="float">
            <text:p>0.022143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7991" calcext:value-type="float">
            <text:p>0.0137991</text:p>
          </table:table-cell>
          <table:table-cell office:value-type="float" office:value="0.0221457" calcext:value-type="float">
            <text:p>0.022145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0.022006" calcext:value-type="float">
            <text:p>0.02200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92" calcext:value-type="float">
            <text:p>0.013992</text:p>
          </table:table-cell>
          <table:table-cell office:value-type="float" office:value="0.0216299" calcext:value-type="float">
            <text:p>0.021629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1807" calcext:value-type="float">
            <text:p>0.0141807</text:p>
          </table:table-cell>
          <table:table-cell office:value-type="float" office:value="0.021058" calcext:value-type="float">
            <text:p>0.02105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3632" calcext:value-type="float">
            <text:p>0.0143632</text:p>
          </table:table-cell>
          <table:table-cell office:value-type="float" office:value="0.0203428" calcext:value-type="float">
            <text:p>0.02034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5164" calcext:value-type="float">
            <text:p>0.0145164</text:p>
          </table:table-cell>
          <table:table-cell office:value-type="float" office:value="0.0195427" calcext:value-type="float">
            <text:p>0.01954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6279" calcext:value-type="float">
            <text:p>0.0146279</text:p>
          </table:table-cell>
          <table:table-cell office:value-type="float" office:value="0.0187077" calcext:value-type="float">
            <text:p>0.018707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6944" calcext:value-type="float">
            <text:p>0.0146944</text:p>
          </table:table-cell>
          <table:table-cell office:value-type="float" office:value="0.0178774" calcext:value-type="float">
            <text:p>0.01787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7191" calcext:value-type="float">
            <text:p>0.0147191</text:p>
          </table:table-cell>
          <table:table-cell office:value-type="float" office:value="0.0170811" calcext:value-type="float">
            <text:p>0.017081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7094" calcext:value-type="float">
            <text:p>0.0147094</text:p>
          </table:table-cell>
          <table:table-cell office:value-type="float" office:value="0.0163391" calcext:value-type="float">
            <text:p>0.016339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6738" calcext:value-type="float">
            <text:p>0.0146738</text:p>
          </table:table-cell>
          <table:table-cell office:value-type="float" office:value="0.0156634" calcext:value-type="float">
            <text:p>0.01566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6206" calcext:value-type="float">
            <text:p>0.0146206</text:p>
          </table:table-cell>
          <table:table-cell office:value-type="float" office:value="0.0150602" calcext:value-type="float">
            <text:p>0.015060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557" calcext:value-type="float">
            <text:p>0.014557</text:p>
          </table:table-cell>
          <table:table-cell office:value-type="float" office:value="0.0145322" calcext:value-type="float">
            <text:p>0.014532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489" calcext:value-type="float">
            <text:p>0.014489</text:p>
          </table:table-cell>
          <table:table-cell office:value-type="float" office:value="0.0140795" calcext:value-type="float">
            <text:p>0.014079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421" calcext:value-type="float">
            <text:p>0.014421</text:p>
          </table:table-cell>
          <table:table-cell office:value-type="float" office:value="0.0137008" calcext:value-type="float">
            <text:p>0.013700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3563" calcext:value-type="float">
            <text:p>0.0143563</text:p>
          </table:table-cell>
          <table:table-cell office:value-type="float" office:value="0.0133934" calcext:value-type="float">
            <text:p>0.013393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2968" calcext:value-type="float">
            <text:p>0.0142968</text:p>
          </table:table-cell>
          <table:table-cell office:value-type="float" office:value="0.0131537" calcext:value-type="float">
            <text:p>0.013153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2438" calcext:value-type="float">
            <text:p>0.0142438</text:p>
          </table:table-cell>
          <table:table-cell office:value-type="float" office:value="0.012977" calcext:value-type="float">
            <text:p>0.01297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1977" calcext:value-type="float">
            <text:p>0.0141977</text:p>
          </table:table-cell>
          <table:table-cell office:value-type="float" office:value="0.0128579" calcext:value-type="float">
            <text:p>0.012857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1586" calcext:value-type="float">
            <text:p>0.0141586</text:p>
          </table:table-cell>
          <table:table-cell office:value-type="float" office:value="0.0127901" calcext:value-type="float">
            <text:p>0.01279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0.0127671" calcext:value-type="float">
            <text:p>0.012767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993" calcext:value-type="float">
            <text:p>0.0140993</text:p>
          </table:table-cell>
          <table:table-cell office:value-type="float" office:value="0.0127819" calcext:value-type="float">
            <text:p>0.01278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779" calcext:value-type="float">
            <text:p>0.0140779</text:p>
          </table:table-cell>
          <table:table-cell office:value-type="float" office:value="0.0128279" calcext:value-type="float">
            <text:p>0.012827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608" calcext:value-type="float">
            <text:p>0.0140608</text:p>
          </table:table-cell>
          <table:table-cell office:value-type="float" office:value="0.0128986" calcext:value-type="float">
            <text:p>0.012898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474" calcext:value-type="float">
            <text:p>0.0140474</text:p>
          </table:table-cell>
          <table:table-cell office:value-type="float" office:value="0.012988" calcext:value-type="float">
            <text:p>0.01298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369" calcext:value-type="float">
            <text:p>0.0140369</text:p>
          </table:table-cell>
          <table:table-cell office:value-type="float" office:value="0.0130909" calcext:value-type="float">
            <text:p>0.013090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288" calcext:value-type="float">
            <text:p>0.0140288</text:p>
          </table:table-cell>
          <table:table-cell office:value-type="float" office:value="0.0132028" calcext:value-type="float">
            <text:p>0.013202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225" calcext:value-type="float">
            <text:p>0.0140225</text:p>
          </table:table-cell>
          <table:table-cell office:value-type="float" office:value="0.0133199" calcext:value-type="float">
            <text:p>0.013319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176" calcext:value-type="float">
            <text:p>0.0140176</text:p>
          </table:table-cell>
          <table:table-cell office:value-type="float" office:value="0.0134392" calcext:value-type="float">
            <text:p>0.013439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138" calcext:value-type="float">
            <text:p>0.0140138</text:p>
          </table:table-cell>
          <table:table-cell office:value-type="float" office:value="0.0135584" calcext:value-type="float">
            <text:p>0.013558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106" calcext:value-type="float">
            <text:p>0.0140106</text:p>
          </table:table-cell>
          <table:table-cell office:value-type="float" office:value="0.0136757" calcext:value-type="float">
            <text:p>0.013675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08" calcext:value-type="float">
            <text:p>0.014008</text:p>
          </table:table-cell>
          <table:table-cell office:value-type="float" office:value="0.01379" calcext:value-type="float">
            <text:p>0.0137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058" calcext:value-type="float">
            <text:p>0.0140058</text:p>
          </table:table-cell>
          <table:table-cell office:value-type="float" office:value="0.0139005" calcext:value-type="float">
            <text:p>0.01390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038" calcext:value-type="float">
            <text:p>0.0140038</text:p>
          </table:table-cell>
          <table:table-cell office:value-type="float" office:value="0.0140066" calcext:value-type="float">
            <text:p>0.014006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02" calcext:value-type="float">
            <text:p>0.014002</text:p>
          </table:table-cell>
          <table:table-cell office:value-type="float" office:value="0.0141082" calcext:value-type="float">
            <text:p>0.014108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004" calcext:value-type="float">
            <text:p>0.0140004</text:p>
          </table:table-cell>
          <table:table-cell office:value-type="float" office:value="0.0142051" calcext:value-type="float">
            <text:p>0.01420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989" calcext:value-type="float">
            <text:p>0.0139989</text:p>
          </table:table-cell>
          <table:table-cell office:value-type="float" office:value="0.0142975" calcext:value-type="float">
            <text:p>0.014297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975" calcext:value-type="float">
            <text:p>0.0139975</text:p>
          </table:table-cell>
          <table:table-cell office:value-type="float" office:value="0.0143855" calcext:value-type="float">
            <text:p>0.01438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962" calcext:value-type="float">
            <text:p>0.0139962</text:p>
          </table:table-cell>
          <table:table-cell office:value-type="float" office:value="0.0144689" calcext:value-type="float">
            <text:p>0.014468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954" calcext:value-type="float">
            <text:p>0.0139954</text:p>
          </table:table-cell>
          <table:table-cell office:value-type="float" office:value="0.0145473" calcext:value-type="float">
            <text:p>0.014547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96" calcext:value-type="float">
            <text:p>0.013996</text:p>
          </table:table-cell>
          <table:table-cell office:value-type="float" office:value="0.0146167" calcext:value-type="float">
            <text:p>0.01461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013" calcext:value-type="float">
            <text:p>0.0140013</text:p>
          </table:table-cell>
          <table:table-cell office:value-type="float" office:value="0.0146707" calcext:value-type="float">
            <text:p>0.014670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147" calcext:value-type="float">
            <text:p>0.0140147</text:p>
          </table:table-cell>
          <table:table-cell office:value-type="float" office:value="0.0147028" calcext:value-type="float">
            <text:p>0.01470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348" calcext:value-type="float">
            <text:p>0.0140348</text:p>
          </table:table-cell>
          <table:table-cell office:value-type="float" office:value="0.0147136" calcext:value-type="float">
            <text:p>0.014713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534" calcext:value-type="float">
            <text:p>0.0140534</text:p>
          </table:table-cell>
          <table:table-cell office:value-type="float" office:value="0.0147087" calcext:value-type="float">
            <text:p>0.014708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635" calcext:value-type="float">
            <text:p>0.0140635</text:p>
          </table:table-cell>
          <table:table-cell office:value-type="float" office:value="0.0146947" calcext:value-type="float">
            <text:p>0.014694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657" calcext:value-type="float">
            <text:p>0.0140657</text:p>
          </table:table-cell>
          <table:table-cell office:value-type="float" office:value="0.0146775" calcext:value-type="float">
            <text:p>0.014677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634" calcext:value-type="float">
            <text:p>0.0140634</text:p>
          </table:table-cell>
          <table:table-cell office:value-type="float" office:value="0.0146603" calcext:value-type="float">
            <text:p>0.014660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592" calcext:value-type="float">
            <text:p>0.0140592</text:p>
          </table:table-cell>
          <table:table-cell office:value-type="float" office:value="0.0146449" calcext:value-type="float">
            <text:p>0.01464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543" calcext:value-type="float">
            <text:p>0.0140543</text:p>
          </table:table-cell>
          <table:table-cell office:value-type="float" office:value="0.0146327" calcext:value-type="float">
            <text:p>0.01463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484" calcext:value-type="float">
            <text:p>0.0140484</text:p>
          </table:table-cell>
          <table:table-cell office:value-type="float" office:value="0.0146256" calcext:value-type="float">
            <text:p>0.014625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416" calcext:value-type="float">
            <text:p>0.0140416</text:p>
          </table:table-cell>
          <table:table-cell office:value-type="float" office:value="0.0146251" calcext:value-type="float">
            <text:p>0.014625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341" calcext:value-type="float">
            <text:p>0.0140341</text:p>
          </table:table-cell>
          <table:table-cell office:value-type="float" office:value="0.0146322" calcext:value-type="float">
            <text:p>0.014632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267" calcext:value-type="float">
            <text:p>0.0140267</text:p>
          </table:table-cell>
          <table:table-cell office:value-type="float" office:value="0.0146474" calcext:value-type="float">
            <text:p>0.014647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193" calcext:value-type="float">
            <text:p>0.0140193</text:p>
          </table:table-cell>
          <table:table-cell office:value-type="float" office:value="0.0146707" calcext:value-type="float">
            <text:p>0.014670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122" calcext:value-type="float">
            <text:p>0.0140122</text:p>
          </table:table-cell>
          <table:table-cell office:value-type="float" office:value="0.0147015" calcext:value-type="float">
            <text:p>0.014701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40055" calcext:value-type="float">
            <text:p>0.0140055</text:p>
          </table:table-cell>
          <table:table-cell office:value-type="float" office:value="0.0147393" calcext:value-type="float">
            <text:p>0.014739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992" calcext:value-type="float">
            <text:p>0.0139992</text:p>
          </table:table-cell>
          <table:table-cell office:value-type="float" office:value="0.0147833" calcext:value-type="float">
            <text:p>0.01478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935" calcext:value-type="float">
            <text:p>0.0139935</text:p>
          </table:table-cell>
          <table:table-cell office:value-type="float" office:value="0.0148326" calcext:value-type="float">
            <text:p>0.014832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883" calcext:value-type="float">
            <text:p>0.0139883</text:p>
          </table:table-cell>
          <table:table-cell office:value-type="float" office:value="0.0148861" calcext:value-type="float">
            <text:p>0.014886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837" calcext:value-type="float">
            <text:p>0.0139837</text:p>
          </table:table-cell>
          <table:table-cell office:value-type="float" office:value="0.014943" calcext:value-type="float">
            <text:p>0.01494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96" calcext:value-type="float">
            <text:p>0.0139796</text:p>
          </table:table-cell>
          <table:table-cell office:value-type="float" office:value="0.0150023" calcext:value-type="float">
            <text:p>0.01500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6" calcext:value-type="float">
            <text:p>0.013976</text:p>
          </table:table-cell>
          <table:table-cell office:value-type="float" office:value="0.015063" calcext:value-type="float">
            <text:p>0.0150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" calcext:value-type="float">
            <text:p>0.013973</text:p>
          </table:table-cell>
          <table:table-cell office:value-type="float" office:value="0.0151243" calcext:value-type="float">
            <text:p>0.015124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4" calcext:value-type="float">
            <text:p>0.0139704</text:p>
          </table:table-cell>
          <table:table-cell office:value-type="float" office:value="0.0151855" calcext:value-type="float">
            <text:p>0.015185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2" calcext:value-type="float">
            <text:p>0.0139682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65" calcext:value-type="float">
            <text:p>0.0139665</text:p>
          </table:table-cell>
          <table:table-cell office:value-type="float" office:value="0.0153051" calcext:value-type="float">
            <text:p>0.015305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51" calcext:value-type="float">
            <text:p>0.0139651</text:p>
          </table:table-cell>
          <table:table-cell office:value-type="float" office:value="0.0153623" calcext:value-type="float">
            <text:p>0.01536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41" calcext:value-type="float">
            <text:p>0.0139641</text:p>
          </table:table-cell>
          <table:table-cell office:value-type="float" office:value="0.0154174" calcext:value-type="float">
            <text:p>0.015417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33" calcext:value-type="float">
            <text:p>0.0139633</text:p>
          </table:table-cell>
          <table:table-cell office:value-type="float" office:value="0.01547" calcext:value-type="float">
            <text:p>0.0154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28" calcext:value-type="float">
            <text:p>0.0139628</text:p>
          </table:table-cell>
          <table:table-cell office:value-type="float" office:value="0.0155198" calcext:value-type="float">
            <text:p>0.015519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25" calcext:value-type="float">
            <text:p>0.0139625</text:p>
          </table:table-cell>
          <table:table-cell office:value-type="float" office:value="0.0155668" calcext:value-type="float">
            <text:p>0.015566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24" calcext:value-type="float">
            <text:p>0.0139624</text:p>
          </table:table-cell>
          <table:table-cell office:value-type="float" office:value="0.0156107" calcext:value-type="float">
            <text:p>0.01561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25" calcext:value-type="float">
            <text:p>0.0139625</text:p>
          </table:table-cell>
          <table:table-cell office:value-type="float" office:value="0.0156517" calcext:value-type="float">
            <text:p>0.015651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26" calcext:value-type="float">
            <text:p>0.0139626</text:p>
          </table:table-cell>
          <table:table-cell office:value-type="float" office:value="0.0156896" calcext:value-type="float">
            <text:p>0.01568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29" calcext:value-type="float">
            <text:p>0.0139629</text:p>
          </table:table-cell>
          <table:table-cell office:value-type="float" office:value="0.0157245" calcext:value-type="float">
            <text:p>0.015724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32" calcext:value-type="float">
            <text:p>0.0139632</text:p>
          </table:table-cell>
          <table:table-cell office:value-type="float" office:value="0.0157566" calcext:value-type="float">
            <text:p>0.015756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37" calcext:value-type="float">
            <text:p>0.0139637</text:p>
          </table:table-cell>
          <table:table-cell office:value-type="float" office:value="0.0157858" calcext:value-type="float">
            <text:p>0.01578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42" calcext:value-type="float">
            <text:p>0.0139642</text:p>
          </table:table-cell>
          <table:table-cell office:value-type="float" office:value="0.0158123" calcext:value-type="float">
            <text:p>0.015812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47" calcext:value-type="float">
            <text:p>0.0139647</text:p>
          </table:table-cell>
          <table:table-cell office:value-type="float" office:value="0.0158362" calcext:value-type="float">
            <text:p>0.015836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52" calcext:value-type="float">
            <text:p>0.0139652</text:p>
          </table:table-cell>
          <table:table-cell office:value-type="float" office:value="0.0158578" calcext:value-type="float">
            <text:p>0.015857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58" calcext:value-type="float">
            <text:p>0.0139658</text:p>
          </table:table-cell>
          <table:table-cell office:value-type="float" office:value="0.015877" calcext:value-type="float">
            <text:p>0.01587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63" calcext:value-type="float">
            <text:p>0.0139663</text:p>
          </table:table-cell>
          <table:table-cell office:value-type="float" office:value="0.0158941" calcext:value-type="float">
            <text:p>0.015894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68" calcext:value-type="float">
            <text:p>0.0139668</text:p>
          </table:table-cell>
          <table:table-cell office:value-type="float" office:value="0.0159093" calcext:value-type="float">
            <text:p>0.015909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74" calcext:value-type="float">
            <text:p>0.0139674</text:p>
          </table:table-cell>
          <table:table-cell office:value-type="float" office:value="0.0159226" calcext:value-type="float">
            <text:p>0.015922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79" calcext:value-type="float">
            <text:p>0.0139679</text:p>
          </table:table-cell>
          <table:table-cell office:value-type="float" office:value="0.0159342" calcext:value-type="float">
            <text:p>0.015934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85" calcext:value-type="float">
            <text:p>0.0139685</text:p>
          </table:table-cell>
          <table:table-cell office:value-type="float" office:value="0.0159443" calcext:value-type="float">
            <text:p>0.015944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" calcext:value-type="float">
            <text:p>0.013969</text:p>
          </table:table-cell>
          <table:table-cell office:value-type="float" office:value="0.015953" calcext:value-type="float">
            <text:p>0.01595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4" calcext:value-type="float">
            <text:p>0.0139694</text:p>
          </table:table-cell>
          <table:table-cell office:value-type="float" office:value="0.0159604" calcext:value-type="float">
            <text:p>0.01596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9667" calcext:value-type="float">
            <text:p>0.01596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3" calcext:value-type="float">
            <text:p>0.0139703</text:p>
          </table:table-cell>
          <table:table-cell office:value-type="float" office:value="0.0159719" calcext:value-type="float">
            <text:p>0.01597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6" calcext:value-type="float">
            <text:p>0.0139706</text:p>
          </table:table-cell>
          <table:table-cell office:value-type="float" office:value="0.0159761" calcext:value-type="float">
            <text:p>0.015976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" calcext:value-type="float">
            <text:p>0.013971</text:p>
          </table:table-cell>
          <table:table-cell office:value-type="float" office:value="0.0159795" calcext:value-type="float">
            <text:p>0.015979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3" calcext:value-type="float">
            <text:p>0.0139713</text:p>
          </table:table-cell>
          <table:table-cell office:value-type="float" office:value="0.0159821" calcext:value-type="float">
            <text:p>0.01598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6" calcext:value-type="float">
            <text:p>0.0139716</text:p>
          </table:table-cell>
          <table:table-cell office:value-type="float" office:value="0.0159841" calcext:value-type="float">
            <text:p>0.015984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9" calcext:value-type="float">
            <text:p>0.0139719</text:p>
          </table:table-cell>
          <table:table-cell office:value-type="float" office:value="0.0159854" calcext:value-type="float">
            <text:p>0.015985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2" calcext:value-type="float">
            <text:p>0.0139722</text:p>
          </table:table-cell>
          <table:table-cell office:value-type="float" office:value="0.0159862" calcext:value-type="float">
            <text:p>0.015986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4" calcext:value-type="float">
            <text:p>0.0139724</text:p>
          </table:table-cell>
          <table:table-cell office:value-type="float" office:value="0.0159865" calcext:value-type="float">
            <text:p>0.015986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6" calcext:value-type="float">
            <text:p>0.0139726</text:p>
          </table:table-cell>
          <table:table-cell office:value-type="float" office:value="0.0159864" calcext:value-type="float">
            <text:p>0.015986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8" calcext:value-type="float">
            <text:p>0.0139728</text:p>
          </table:table-cell>
          <table:table-cell office:value-type="float" office:value="0.0159859" calcext:value-type="float">
            <text:p>0.01598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9" calcext:value-type="float">
            <text:p>0.0139729</text:p>
          </table:table-cell>
          <table:table-cell office:value-type="float" office:value="0.0159851" calcext:value-type="float">
            <text:p>0.015985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9839" calcext:value-type="float">
            <text:p>0.015983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9825" calcext:value-type="float">
            <text:p>0.01598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9809" calcext:value-type="float">
            <text:p>0.015980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9791" calcext:value-type="float">
            <text:p>0.015979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5" calcext:value-type="float">
            <text:p>0.0139735</text:p>
          </table:table-cell>
          <table:table-cell office:value-type="float" office:value="0.0159771" calcext:value-type="float">
            <text:p>0.015977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6" calcext:value-type="float">
            <text:p>0.0139736</text:p>
          </table:table-cell>
          <table:table-cell office:value-type="float" office:value="0.0159748" calcext:value-type="float">
            <text:p>0.015974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6" calcext:value-type="float">
            <text:p>0.0139736</text:p>
          </table:table-cell>
          <table:table-cell office:value-type="float" office:value="0.0159726" calcext:value-type="float">
            <text:p>0.015972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7" calcext:value-type="float">
            <text:p>0.0139737</text:p>
          </table:table-cell>
          <table:table-cell office:value-type="float" office:value="0.0159701" calcext:value-type="float">
            <text:p>0.01597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8" calcext:value-type="float">
            <text:p>0.0139738</text:p>
          </table:table-cell>
          <table:table-cell office:value-type="float" office:value="0.0159676" calcext:value-type="float">
            <text:p>0.015967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8" calcext:value-type="float">
            <text:p>0.0139738</text:p>
          </table:table-cell>
          <table:table-cell office:value-type="float" office:value="0.0159649" calcext:value-type="float">
            <text:p>0.015964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8" calcext:value-type="float">
            <text:p>0.0139738</text:p>
          </table:table-cell>
          <table:table-cell office:value-type="float" office:value="0.0159622" calcext:value-type="float">
            <text:p>0.015962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8" calcext:value-type="float">
            <text:p>0.0139738</text:p>
          </table:table-cell>
          <table:table-cell office:value-type="float" office:value="0.0159594" calcext:value-type="float">
            <text:p>0.015959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565" calcext:value-type="float">
            <text:p>0.015956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536" calcext:value-type="float">
            <text:p>0.01595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506" calcext:value-type="float">
            <text:p>0.015950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475" calcext:value-type="float">
            <text:p>0.015947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444" calcext:value-type="float">
            <text:p>0.015944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413" calcext:value-type="float">
            <text:p>0.01594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381" calcext:value-type="float">
            <text:p>0.015938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349" calcext:value-type="float">
            <text:p>0.015934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317" calcext:value-type="float">
            <text:p>0.01593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284" calcext:value-type="float">
            <text:p>0.01592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251" calcext:value-type="float">
            <text:p>0.015925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218" calcext:value-type="float">
            <text:p>0.01592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185" calcext:value-type="float">
            <text:p>0.015918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151" calcext:value-type="float">
            <text:p>0.015915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9117" calcext:value-type="float">
            <text:p>0.01591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8" calcext:value-type="float">
            <text:p>0.0139738</text:p>
          </table:table-cell>
          <table:table-cell office:value-type="float" office:value="0.0159083" calcext:value-type="float">
            <text:p>0.015908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8" calcext:value-type="float">
            <text:p>0.0139738</text:p>
          </table:table-cell>
          <table:table-cell office:value-type="float" office:value="0.015905" calcext:value-type="float">
            <text:p>0.01590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8" calcext:value-type="float">
            <text:p>0.0139738</text:p>
          </table:table-cell>
          <table:table-cell office:value-type="float" office:value="0.0159016" calcext:value-type="float">
            <text:p>0.01590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8" calcext:value-type="float">
            <text:p>0.0139738</text:p>
          </table:table-cell>
          <table:table-cell office:value-type="float" office:value="0.0158982" calcext:value-type="float">
            <text:p>0.015898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8" calcext:value-type="float">
            <text:p>0.0139738</text:p>
          </table:table-cell>
          <table:table-cell office:value-type="float" office:value="0.0158948" calcext:value-type="float">
            <text:p>0.015894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7" calcext:value-type="float">
            <text:p>0.0139737</text:p>
          </table:table-cell>
          <table:table-cell office:value-type="float" office:value="0.0158914" calcext:value-type="float">
            <text:p>0.015891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7" calcext:value-type="float">
            <text:p>0.0139737</text:p>
          </table:table-cell>
          <table:table-cell office:value-type="float" office:value="0.015888" calcext:value-type="float">
            <text:p>0.01588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7" calcext:value-type="float">
            <text:p>0.0139737</text:p>
          </table:table-cell>
          <table:table-cell office:value-type="float" office:value="0.0158846" calcext:value-type="float">
            <text:p>0.015884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7" calcext:value-type="float">
            <text:p>0.0139737</text:p>
          </table:table-cell>
          <table:table-cell office:value-type="float" office:value="0.0158812" calcext:value-type="float">
            <text:p>0.015881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6" calcext:value-type="float">
            <text:p>0.0139736</text:p>
          </table:table-cell>
          <table:table-cell office:value-type="float" office:value="0.0158778" calcext:value-type="float">
            <text:p>0.015877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6" calcext:value-type="float">
            <text:p>0.0139736</text:p>
          </table:table-cell>
          <table:table-cell office:value-type="float" office:value="0.0158744" calcext:value-type="float">
            <text:p>0.015874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6" calcext:value-type="float">
            <text:p>0.0139736</text:p>
          </table:table-cell>
          <table:table-cell office:value-type="float" office:value="0.015871" calcext:value-type="float">
            <text:p>0.01587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6" calcext:value-type="float">
            <text:p>0.0139736</text:p>
          </table:table-cell>
          <table:table-cell office:value-type="float" office:value="0.0158676" calcext:value-type="float">
            <text:p>0.015867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6" calcext:value-type="float">
            <text:p>0.0139736</text:p>
          </table:table-cell>
          <table:table-cell office:value-type="float" office:value="0.0158642" calcext:value-type="float">
            <text:p>0.015864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5" calcext:value-type="float">
            <text:p>0.0139735</text:p>
          </table:table-cell>
          <table:table-cell office:value-type="float" office:value="0.0158608" calcext:value-type="float">
            <text:p>0.015860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5" calcext:value-type="float">
            <text:p>0.0139735</text:p>
          </table:table-cell>
          <table:table-cell office:value-type="float" office:value="0.0158574" calcext:value-type="float">
            <text:p>0.015857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5" calcext:value-type="float">
            <text:p>0.0139735</text:p>
          </table:table-cell>
          <table:table-cell office:value-type="float" office:value="0.015854" calcext:value-type="float">
            <text:p>0.01585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5" calcext:value-type="float">
            <text:p>0.0139735</text:p>
          </table:table-cell>
          <table:table-cell office:value-type="float" office:value="0.0158506" calcext:value-type="float">
            <text:p>0.015850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5" calcext:value-type="float">
            <text:p>0.0139735</text:p>
          </table:table-cell>
          <table:table-cell office:value-type="float" office:value="0.0158472" calcext:value-type="float">
            <text:p>0.01584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8438" calcext:value-type="float">
            <text:p>0.01584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8404" calcext:value-type="float">
            <text:p>0.015840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837" calcext:value-type="float">
            <text:p>0.01583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8336" calcext:value-type="float">
            <text:p>0.015833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8303" calcext:value-type="float">
            <text:p>0.015830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827" calcext:value-type="float">
            <text:p>0.01582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8238" calcext:value-type="float">
            <text:p>0.015823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8205" calcext:value-type="float">
            <text:p>0.01582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8172" calcext:value-type="float">
            <text:p>0.015817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8139" calcext:value-type="float">
            <text:p>0.015813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8107" calcext:value-type="float">
            <text:p>0.015810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8075" calcext:value-type="float">
            <text:p>0.015807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8042" calcext:value-type="float">
            <text:p>0.015804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801" calcext:value-type="float">
            <text:p>0.0158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7979" calcext:value-type="float">
            <text:p>0.015797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7947" calcext:value-type="float">
            <text:p>0.015794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7916" calcext:value-type="float">
            <text:p>0.015791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7884" calcext:value-type="float">
            <text:p>0.015788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" calcext:value-type="float">
            <text:p>0.013973</text:p>
          </table:table-cell>
          <table:table-cell office:value-type="float" office:value="0.0157853" calcext:value-type="float">
            <text:p>0.015785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" calcext:value-type="float">
            <text:p>0.013973</text:p>
          </table:table-cell>
          <table:table-cell office:value-type="float" office:value="0.0157822" calcext:value-type="float">
            <text:p>0.015782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" calcext:value-type="float">
            <text:p>0.013973</text:p>
          </table:table-cell>
          <table:table-cell office:value-type="float" office:value="0.0157791" calcext:value-type="float">
            <text:p>0.015779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" calcext:value-type="float">
            <text:p>0.013973</text:p>
          </table:table-cell>
          <table:table-cell office:value-type="float" office:value="0.015776" calcext:value-type="float">
            <text:p>0.01577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9" calcext:value-type="float">
            <text:p>0.0139729</text:p>
          </table:table-cell>
          <table:table-cell office:value-type="float" office:value="0.0157729" calcext:value-type="float">
            <text:p>0.015772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9" calcext:value-type="float">
            <text:p>0.0139729</text:p>
          </table:table-cell>
          <table:table-cell office:value-type="float" office:value="0.0157699" calcext:value-type="float">
            <text:p>0.015769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9" calcext:value-type="float">
            <text:p>0.0139729</text:p>
          </table:table-cell>
          <table:table-cell office:value-type="float" office:value="0.0157669" calcext:value-type="float">
            <text:p>0.015766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9" calcext:value-type="float">
            <text:p>0.0139729</text:p>
          </table:table-cell>
          <table:table-cell office:value-type="float" office:value="0.0157639" calcext:value-type="float">
            <text:p>0.015763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9" calcext:value-type="float">
            <text:p>0.0139729</text:p>
          </table:table-cell>
          <table:table-cell office:value-type="float" office:value="0.0157609" calcext:value-type="float">
            <text:p>0.015760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8" calcext:value-type="float">
            <text:p>0.0139728</text:p>
          </table:table-cell>
          <table:table-cell office:value-type="float" office:value="0.0157579" calcext:value-type="float">
            <text:p>0.015757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8" calcext:value-type="float">
            <text:p>0.0139728</text:p>
          </table:table-cell>
          <table:table-cell office:value-type="float" office:value="0.015755" calcext:value-type="float">
            <text:p>0.01575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8" calcext:value-type="float">
            <text:p>0.0139728</text:p>
          </table:table-cell>
          <table:table-cell office:value-type="float" office:value="0.015752" calcext:value-type="float">
            <text:p>0.01575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8" calcext:value-type="float">
            <text:p>0.0139728</text:p>
          </table:table-cell>
          <table:table-cell office:value-type="float" office:value="0.0157491" calcext:value-type="float">
            <text:p>0.01574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7" calcext:value-type="float">
            <text:p>0.0139727</text:p>
          </table:table-cell>
          <table:table-cell office:value-type="float" office:value="0.0157462" calcext:value-type="float">
            <text:p>0.015746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7" calcext:value-type="float">
            <text:p>0.0139727</text:p>
          </table:table-cell>
          <table:table-cell office:value-type="float" office:value="0.0157433" calcext:value-type="float">
            <text:p>0.015743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7" calcext:value-type="float">
            <text:p>0.0139727</text:p>
          </table:table-cell>
          <table:table-cell office:value-type="float" office:value="0.0157405" calcext:value-type="float">
            <text:p>0.015740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7" calcext:value-type="float">
            <text:p>0.0139727</text:p>
          </table:table-cell>
          <table:table-cell office:value-type="float" office:value="0.0157376" calcext:value-type="float">
            <text:p>0.015737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7" calcext:value-type="float">
            <text:p>0.0139727</text:p>
          </table:table-cell>
          <table:table-cell office:value-type="float" office:value="0.0157348" calcext:value-type="float">
            <text:p>0.015734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6" calcext:value-type="float">
            <text:p>0.0139726</text:p>
          </table:table-cell>
          <table:table-cell office:value-type="float" office:value="0.015732" calcext:value-type="float">
            <text:p>0.01573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6" calcext:value-type="float">
            <text:p>0.0139726</text:p>
          </table:table-cell>
          <table:table-cell office:value-type="float" office:value="0.0157291" calcext:value-type="float">
            <text:p>0.015729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6" calcext:value-type="float">
            <text:p>0.0139726</text:p>
          </table:table-cell>
          <table:table-cell office:value-type="float" office:value="0.0157263" calcext:value-type="float">
            <text:p>0.015726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6" calcext:value-type="float">
            <text:p>0.0139726</text:p>
          </table:table-cell>
          <table:table-cell office:value-type="float" office:value="0.0157236" calcext:value-type="float">
            <text:p>0.015723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5" calcext:value-type="float">
            <text:p>0.0139725</text:p>
          </table:table-cell>
          <table:table-cell office:value-type="float" office:value="0.0157208" calcext:value-type="float">
            <text:p>0.01572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5" calcext:value-type="float">
            <text:p>0.0139725</text:p>
          </table:table-cell>
          <table:table-cell office:value-type="float" office:value="0.0157181" calcext:value-type="float">
            <text:p>0.015718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5" calcext:value-type="float">
            <text:p>0.0139725</text:p>
          </table:table-cell>
          <table:table-cell office:value-type="float" office:value="0.0157154" calcext:value-type="float">
            <text:p>0.015715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5" calcext:value-type="float">
            <text:p>0.0139725</text:p>
          </table:table-cell>
          <table:table-cell office:value-type="float" office:value="0.0157127" calcext:value-type="float">
            <text:p>0.015712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5" calcext:value-type="float">
            <text:p>0.0139725</text:p>
          </table:table-cell>
          <table:table-cell office:value-type="float" office:value="0.01571" calcext:value-type="float">
            <text:p>0.0157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4" calcext:value-type="float">
            <text:p>0.0139724</text:p>
          </table:table-cell>
          <table:table-cell office:value-type="float" office:value="0.0157073" calcext:value-type="float">
            <text:p>0.015707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4" calcext:value-type="float">
            <text:p>0.0139724</text:p>
          </table:table-cell>
          <table:table-cell office:value-type="float" office:value="0.0157046" calcext:value-type="float">
            <text:p>0.015704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4" calcext:value-type="float">
            <text:p>0.0139724</text:p>
          </table:table-cell>
          <table:table-cell office:value-type="float" office:value="0.015702" calcext:value-type="float">
            <text:p>0.01570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4" calcext:value-type="float">
            <text:p>0.0139724</text:p>
          </table:table-cell>
          <table:table-cell office:value-type="float" office:value="0.0156994" calcext:value-type="float">
            <text:p>0.015699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3" calcext:value-type="float">
            <text:p>0.0139723</text:p>
          </table:table-cell>
          <table:table-cell office:value-type="float" office:value="0.0156968" calcext:value-type="float">
            <text:p>0.015696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3" calcext:value-type="float">
            <text:p>0.0139723</text:p>
          </table:table-cell>
          <table:table-cell office:value-type="float" office:value="0.0156942" calcext:value-type="float">
            <text:p>0.015694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3" calcext:value-type="float">
            <text:p>0.0139723</text:p>
          </table:table-cell>
          <table:table-cell office:value-type="float" office:value="0.0156916" calcext:value-type="float">
            <text:p>0.01569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3" calcext:value-type="float">
            <text:p>0.0139723</text:p>
          </table:table-cell>
          <table:table-cell office:value-type="float" office:value="0.0156891" calcext:value-type="float">
            <text:p>0.015689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3" calcext:value-type="float">
            <text:p>0.0139723</text:p>
          </table:table-cell>
          <table:table-cell office:value-type="float" office:value="0.0156865" calcext:value-type="float">
            <text:p>0.015686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2" calcext:value-type="float">
            <text:p>0.0139722</text:p>
          </table:table-cell>
          <table:table-cell office:value-type="float" office:value="0.015684" calcext:value-type="float">
            <text:p>0.01568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2" calcext:value-type="float">
            <text:p>0.0139722</text:p>
          </table:table-cell>
          <table:table-cell office:value-type="float" office:value="0.0156815" calcext:value-type="float">
            <text:p>0.01568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2" calcext:value-type="float">
            <text:p>0.0139722</text:p>
          </table:table-cell>
          <table:table-cell office:value-type="float" office:value="0.015679" calcext:value-type="float">
            <text:p>0.01567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2" calcext:value-type="float">
            <text:p>0.0139722</text:p>
          </table:table-cell>
          <table:table-cell office:value-type="float" office:value="0.0156765" calcext:value-type="float">
            <text:p>0.015676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1" calcext:value-type="float">
            <text:p>0.0139721</text:p>
          </table:table-cell>
          <table:table-cell office:value-type="float" office:value="0.015674" calcext:value-type="float">
            <text:p>0.01567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1" calcext:value-type="float">
            <text:p>0.0139721</text:p>
          </table:table-cell>
          <table:table-cell office:value-type="float" office:value="0.0156716" calcext:value-type="float">
            <text:p>0.01567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1" calcext:value-type="float">
            <text:p>0.0139721</text:p>
          </table:table-cell>
          <table:table-cell office:value-type="float" office:value="0.0156691" calcext:value-type="float">
            <text:p>0.015669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1" calcext:value-type="float">
            <text:p>0.0139721</text:p>
          </table:table-cell>
          <table:table-cell office:value-type="float" office:value="0.0156667" calcext:value-type="float">
            <text:p>0.015666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1" calcext:value-type="float">
            <text:p>0.0139721</text:p>
          </table:table-cell>
          <table:table-cell office:value-type="float" office:value="0.0156643" calcext:value-type="float">
            <text:p>0.015664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" calcext:value-type="float">
            <text:p>0.013972</text:p>
          </table:table-cell>
          <table:table-cell office:value-type="float" office:value="0.0156619" calcext:value-type="float">
            <text:p>0.015661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" calcext:value-type="float">
            <text:p>0.013972</text:p>
          </table:table-cell>
          <table:table-cell office:value-type="float" office:value="0.0156595" calcext:value-type="float">
            <text:p>0.015659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" calcext:value-type="float">
            <text:p>0.013972</text:p>
          </table:table-cell>
          <table:table-cell office:value-type="float" office:value="0.0156572" calcext:value-type="float">
            <text:p>0.015657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" calcext:value-type="float">
            <text:p>0.013972</text:p>
          </table:table-cell>
          <table:table-cell office:value-type="float" office:value="0.0156549" calcext:value-type="float">
            <text:p>0.015654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" calcext:value-type="float">
            <text:p>0.013972</text:p>
          </table:table-cell>
          <table:table-cell office:value-type="float" office:value="0.0156525" calcext:value-type="float">
            <text:p>0.015652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9" calcext:value-type="float">
            <text:p>0.0139719</text:p>
          </table:table-cell>
          <table:table-cell office:value-type="float" office:value="0.0156502" calcext:value-type="float">
            <text:p>0.015650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9" calcext:value-type="float">
            <text:p>0.0139719</text:p>
          </table:table-cell>
          <table:table-cell office:value-type="float" office:value="0.0156479" calcext:value-type="float">
            <text:p>0.015647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9" calcext:value-type="float">
            <text:p>0.0139719</text:p>
          </table:table-cell>
          <table:table-cell office:value-type="float" office:value="0.0156456" calcext:value-type="float">
            <text:p>0.015645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9" calcext:value-type="float">
            <text:p>0.0139719</text:p>
          </table:table-cell>
          <table:table-cell office:value-type="float" office:value="0.0156433" calcext:value-type="float">
            <text:p>0.015643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9" calcext:value-type="float">
            <text:p>0.0139719</text:p>
          </table:table-cell>
          <table:table-cell office:value-type="float" office:value="0.0156411" calcext:value-type="float">
            <text:p>0.015641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18" calcext:value-type="float">
            <text:p>0.0139718</text:p>
          </table:table-cell>
          <table:table-cell office:value-type="float" office:value="0.0156388" calcext:value-type="float">
            <text:p>0.015638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939" calcext:value-type="float">
            <text:p>0.0139939</text:p>
          </table:table-cell>
          <table:table-cell office:value-type="float" office:value="0.0155672" calcext:value-type="float">
            <text:p>0.015567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163" calcext:value-type="float">
            <text:p>0.0140163</text:p>
          </table:table-cell>
          <table:table-cell office:value-type="float" office:value="0.0154528" calcext:value-type="float">
            <text:p>0.015452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377" calcext:value-type="float">
            <text:p>0.0140377</text:p>
          </table:table-cell>
          <table:table-cell office:value-type="float" office:value="0.0153278" calcext:value-type="float">
            <text:p>0.015327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528" calcext:value-type="float">
            <text:p>0.0140528</text:p>
          </table:table-cell>
          <table:table-cell office:value-type="float" office:value="0.0152034" calcext:value-type="float">
            <text:p>0.015203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582" calcext:value-type="float">
            <text:p>0.0140582</text:p>
          </table:table-cell>
          <table:table-cell office:value-type="float" office:value="0.0150868" calcext:value-type="float">
            <text:p>0.015086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568" calcext:value-type="float">
            <text:p>0.0140568</text:p>
          </table:table-cell>
          <table:table-cell office:value-type="float" office:value="0.0149822" calcext:value-type="float">
            <text:p>0.01498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524" calcext:value-type="float">
            <text:p>0.0140524</text:p>
          </table:table-cell>
          <table:table-cell office:value-type="float" office:value="0.0148898" calcext:value-type="float">
            <text:p>0.014889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48" calcext:value-type="float">
            <text:p>0.014048</text:p>
          </table:table-cell>
          <table:table-cell office:value-type="float" office:value="0.0148077" calcext:value-type="float">
            <text:p>0.014807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452" calcext:value-type="float">
            <text:p>0.0140452</text:p>
          </table:table-cell>
          <table:table-cell office:value-type="float" office:value="0.0147338" calcext:value-type="float">
            <text:p>0.01473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438" calcext:value-type="float">
            <text:p>0.0140438</text:p>
          </table:table-cell>
          <table:table-cell office:value-type="float" office:value="0.0146672" calcext:value-type="float">
            <text:p>0.014667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424" calcext:value-type="float">
            <text:p>0.0140424</text:p>
          </table:table-cell>
          <table:table-cell office:value-type="float" office:value="0.0146083" calcext:value-type="float">
            <text:p>0.014608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399" calcext:value-type="float">
            <text:p>0.0140399</text:p>
          </table:table-cell>
          <table:table-cell office:value-type="float" office:value="0.0145576" calcext:value-type="float">
            <text:p>0.014557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363" calcext:value-type="float">
            <text:p>0.0140363</text:p>
          </table:table-cell>
          <table:table-cell office:value-type="float" office:value="0.0145155" calcext:value-type="float">
            <text:p>0.01451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32" calcext:value-type="float">
            <text:p>0.014032</text:p>
          </table:table-cell>
          <table:table-cell office:value-type="float" office:value="0.0144818" calcext:value-type="float">
            <text:p>0.01448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275" calcext:value-type="float">
            <text:p>0.0140275</text:p>
          </table:table-cell>
          <table:table-cell office:value-type="float" office:value="0.014456" calcext:value-type="float">
            <text:p>0.01445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23" calcext:value-type="float">
            <text:p>0.014023</text:p>
          </table:table-cell>
          <table:table-cell office:value-type="float" office:value="0.0144376" calcext:value-type="float">
            <text:p>0.014437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184" calcext:value-type="float">
            <text:p>0.0140184</text:p>
          </table:table-cell>
          <table:table-cell office:value-type="float" office:value="0.0144261" calcext:value-type="float">
            <text:p>0.01442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138" calcext:value-type="float">
            <text:p>0.0140138</text:p>
          </table:table-cell>
          <table:table-cell office:value-type="float" office:value="0.014421" calcext:value-type="float">
            <text:p>0.01442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092" calcext:value-type="float">
            <text:p>0.0140092</text:p>
          </table:table-cell>
          <table:table-cell office:value-type="float" office:value="0.0144219" calcext:value-type="float">
            <text:p>0.014421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048" calcext:value-type="float">
            <text:p>0.0140048</text:p>
          </table:table-cell>
          <table:table-cell office:value-type="float" office:value="0.0144282" calcext:value-type="float">
            <text:p>0.014428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40006" calcext:value-type="float">
            <text:p>0.0140006</text:p>
          </table:table-cell>
          <table:table-cell office:value-type="float" office:value="0.0144392" calcext:value-type="float">
            <text:p>0.014439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967" calcext:value-type="float">
            <text:p>0.0139967</text:p>
          </table:table-cell>
          <table:table-cell office:value-type="float" office:value="0.0144544" calcext:value-type="float">
            <text:p>0.014454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93" calcext:value-type="float">
            <text:p>0.013993</text:p>
          </table:table-cell>
          <table:table-cell office:value-type="float" office:value="0.0144731" calcext:value-type="float">
            <text:p>0.014473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896" calcext:value-type="float">
            <text:p>0.0139896</text:p>
          </table:table-cell>
          <table:table-cell office:value-type="float" office:value="0.0144948" calcext:value-type="float">
            <text:p>0.014494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865" calcext:value-type="float">
            <text:p>0.0139865</text:p>
          </table:table-cell>
          <table:table-cell office:value-type="float" office:value="0.0145189" calcext:value-type="float">
            <text:p>0.014518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836" calcext:value-type="float">
            <text:p>0.0139836</text:p>
          </table:table-cell>
          <table:table-cell office:value-type="float" office:value="0.0145449" calcext:value-type="float">
            <text:p>0.014544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811" calcext:value-type="float">
            <text:p>0.0139811</text:p>
          </table:table-cell>
          <table:table-cell office:value-type="float" office:value="0.0145723" calcext:value-type="float">
            <text:p>0.014572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88" calcext:value-type="float">
            <text:p>0.0139788</text:p>
          </table:table-cell>
          <table:table-cell office:value-type="float" office:value="0.0146005" calcext:value-type="float">
            <text:p>0.014600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68" calcext:value-type="float">
            <text:p>0.0139768</text:p>
          </table:table-cell>
          <table:table-cell office:value-type="float" office:value="0.0146293" calcext:value-type="float">
            <text:p>0.014629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51" calcext:value-type="float">
            <text:p>0.0139751</text:p>
          </table:table-cell>
          <table:table-cell office:value-type="float" office:value="0.0146581" calcext:value-type="float">
            <text:p>0.014658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6" calcext:value-type="float">
            <text:p>0.0139736</text:p>
          </table:table-cell>
          <table:table-cell office:value-type="float" office:value="0.0146869" calcext:value-type="float">
            <text:p>0.014686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3" calcext:value-type="float">
            <text:p>0.0139723</text:p>
          </table:table-cell>
          <table:table-cell office:value-type="float" office:value="0.0147151" calcext:value-type="float">
            <text:p>0.014715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13" calcext:value-type="float">
            <text:p>0.0139713</text:p>
          </table:table-cell>
          <table:table-cell office:value-type="float" office:value="0.0147427" calcext:value-type="float">
            <text:p>0.014742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04" calcext:value-type="float">
            <text:p>0.0139704</text:p>
          </table:table-cell>
          <table:table-cell office:value-type="float" office:value="0.0147694" calcext:value-type="float">
            <text:p>0.014769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4795" calcext:value-type="float">
            <text:p>0.01479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92" calcext:value-type="float">
            <text:p>0.0139692</text:p>
          </table:table-cell>
          <table:table-cell office:value-type="float" office:value="0.0148195" calcext:value-type="float">
            <text:p>0.014819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48427" calcext:value-type="float">
            <text:p>0.014842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4" calcext:value-type="float">
            <text:p>0.0139684</text:p>
          </table:table-cell>
          <table:table-cell office:value-type="float" office:value="0.0148646" calcext:value-type="float">
            <text:p>0.014864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2" calcext:value-type="float">
            <text:p>0.0139682</text:p>
          </table:table-cell>
          <table:table-cell office:value-type="float" office:value="0.0148852" calcext:value-type="float">
            <text:p>0.014885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1" calcext:value-type="float">
            <text:p>0.0139681</text:p>
          </table:table-cell>
          <table:table-cell office:value-type="float" office:value="0.0149044" calcext:value-type="float">
            <text:p>0.014904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0.0149223" calcext:value-type="float">
            <text:p>0.014922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1" calcext:value-type="float">
            <text:p>0.0139681</text:p>
          </table:table-cell>
          <table:table-cell office:value-type="float" office:value="0.0149388" calcext:value-type="float">
            <text:p>0.014938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1" calcext:value-type="float">
            <text:p>0.0139681</text:p>
          </table:table-cell>
          <table:table-cell office:value-type="float" office:value="0.0149541" calcext:value-type="float">
            <text:p>0.014954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3" calcext:value-type="float">
            <text:p>0.0139683</text:p>
          </table:table-cell>
          <table:table-cell office:value-type="float" office:value="0.0149681" calcext:value-type="float">
            <text:p>0.014968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4" calcext:value-type="float">
            <text:p>0.0139684</text:p>
          </table:table-cell>
          <table:table-cell office:value-type="float" office:value="0.0149809" calcext:value-type="float">
            <text:p>0.014980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6" calcext:value-type="float">
            <text:p>0.0139686</text:p>
          </table:table-cell>
          <table:table-cell office:value-type="float" office:value="0.0149926" calcext:value-type="float">
            <text:p>0.014992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88" calcext:value-type="float">
            <text:p>0.0139688</text:p>
          </table:table-cell>
          <table:table-cell office:value-type="float" office:value="0.0150031" calcext:value-type="float">
            <text:p>0.015003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91" calcext:value-type="float">
            <text:p>0.0139691</text:p>
          </table:table-cell>
          <table:table-cell office:value-type="float" office:value="0.0150127" calcext:value-type="float">
            <text:p>0.015012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93" calcext:value-type="float">
            <text:p>0.0139693</text:p>
          </table:table-cell>
          <table:table-cell office:value-type="float" office:value="0.0150213" calcext:value-type="float">
            <text:p>0.015021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95" calcext:value-type="float">
            <text:p>0.0139695</text:p>
          </table:table-cell>
          <table:table-cell office:value-type="float" office:value="0.015029" calcext:value-type="float">
            <text:p>0.01502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0359" calcext:value-type="float">
            <text:p>0.015035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5042" calcext:value-type="float">
            <text:p>0.01504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02" calcext:value-type="float">
            <text:p>0.0139702</text:p>
          </table:table-cell>
          <table:table-cell office:value-type="float" office:value="0.0150475" calcext:value-type="float">
            <text:p>0.015047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04" calcext:value-type="float">
            <text:p>0.0139704</text:p>
          </table:table-cell>
          <table:table-cell office:value-type="float" office:value="0.0150523" calcext:value-type="float">
            <text:p>0.015052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06" calcext:value-type="float">
            <text:p>0.0139706</text:p>
          </table:table-cell>
          <table:table-cell office:value-type="float" office:value="0.0150565" calcext:value-type="float">
            <text:p>0.015056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08" calcext:value-type="float">
            <text:p>0.0139708</text:p>
          </table:table-cell>
          <table:table-cell office:value-type="float" office:value="0.0150602" calcext:value-type="float">
            <text:p>0.015060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11" calcext:value-type="float">
            <text:p>0.0139711</text:p>
          </table:table-cell>
          <table:table-cell office:value-type="float" office:value="0.0150633" calcext:value-type="float">
            <text:p>0.01506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13" calcext:value-type="float">
            <text:p>0.0139713</text:p>
          </table:table-cell>
          <table:table-cell office:value-type="float" office:value="0.0150661" calcext:value-type="float">
            <text:p>0.015066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14" calcext:value-type="float">
            <text:p>0.0139714</text:p>
          </table:table-cell>
          <table:table-cell office:value-type="float" office:value="0.0150685" calcext:value-type="float">
            <text:p>0.015068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16" calcext:value-type="float">
            <text:p>0.0139716</text:p>
          </table:table-cell>
          <table:table-cell office:value-type="float" office:value="0.0150705" calcext:value-type="float">
            <text:p>0.015070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18" calcext:value-type="float">
            <text:p>0.0139718</text:p>
          </table:table-cell>
          <table:table-cell office:value-type="float" office:value="0.0150722" calcext:value-type="float">
            <text:p>0.015072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19" calcext:value-type="float">
            <text:p>0.0139719</text:p>
          </table:table-cell>
          <table:table-cell office:value-type="float" office:value="0.0150736" calcext:value-type="float">
            <text:p>0.015073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1" calcext:value-type="float">
            <text:p>0.0139721</text:p>
          </table:table-cell>
          <table:table-cell office:value-type="float" office:value="0.0150748" calcext:value-type="float">
            <text:p>0.015074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2" calcext:value-type="float">
            <text:p>0.0139722</text:p>
          </table:table-cell>
          <table:table-cell office:value-type="float" office:value="0.0150757" calcext:value-type="float">
            <text:p>0.015075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3" calcext:value-type="float">
            <text:p>0.0139723</text:p>
          </table:table-cell>
          <table:table-cell office:value-type="float" office:value="0.0150765" calcext:value-type="float">
            <text:p>0.015076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4" calcext:value-type="float">
            <text:p>0.0139724</text:p>
          </table:table-cell>
          <table:table-cell office:value-type="float" office:value="0.0150771" calcext:value-type="float">
            <text:p>0.015077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5" calcext:value-type="float">
            <text:p>0.0139725</text:p>
          </table:table-cell>
          <table:table-cell office:value-type="float" office:value="0.0150774" calcext:value-type="float">
            <text:p>0.015077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6" calcext:value-type="float">
            <text:p>0.0139726</text:p>
          </table:table-cell>
          <table:table-cell office:value-type="float" office:value="0.0150778" calcext:value-type="float">
            <text:p>0.015077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7" calcext:value-type="float">
            <text:p>0.0139727</text:p>
          </table:table-cell>
          <table:table-cell office:value-type="float" office:value="0.0150779" calcext:value-type="float">
            <text:p>0.015077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8" calcext:value-type="float">
            <text:p>0.0139728</text:p>
          </table:table-cell>
          <table:table-cell office:value-type="float" office:value="0.015078" calcext:value-type="float">
            <text:p>0.01507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8" calcext:value-type="float">
            <text:p>0.0139728</text:p>
          </table:table-cell>
          <table:table-cell office:value-type="float" office:value="0.0150779" calcext:value-type="float">
            <text:p>0.015077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29" calcext:value-type="float">
            <text:p>0.0139729</text:p>
          </table:table-cell>
          <table:table-cell office:value-type="float" office:value="0.0150779" calcext:value-type="float">
            <text:p>0.015077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" calcext:value-type="float">
            <text:p>0.013973</text:p>
          </table:table-cell>
          <table:table-cell office:value-type="float" office:value="0.0150776" calcext:value-type="float">
            <text:p>0.015077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" calcext:value-type="float">
            <text:p>0.013973</text:p>
          </table:table-cell>
          <table:table-cell office:value-type="float" office:value="0.0150774" calcext:value-type="float">
            <text:p>0.015077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" calcext:value-type="float">
            <text:p>0.013973</text:p>
          </table:table-cell>
          <table:table-cell office:value-type="float" office:value="0.0150771" calcext:value-type="float">
            <text:p>0.015077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767" calcext:value-type="float">
            <text:p>0.015076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764" calcext:value-type="float">
            <text:p>0.01507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759" calcext:value-type="float">
            <text:p>0.015075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755" calcext:value-type="float">
            <text:p>0.015075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75" calcext:value-type="float">
            <text:p>0.01507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745" calcext:value-type="float">
            <text:p>0.015074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74" calcext:value-type="float">
            <text:p>0.01507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734" calcext:value-type="float">
            <text:p>0.015073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729" calcext:value-type="float">
            <text:p>0.015072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723" calcext:value-type="float">
            <text:p>0.015072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717" calcext:value-type="float">
            <text:p>0.015071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711" calcext:value-type="float">
            <text:p>0.01507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705" calcext:value-type="float">
            <text:p>0.015070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699" calcext:value-type="float">
            <text:p>0.015069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692" calcext:value-type="float">
            <text:p>0.015069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686" calcext:value-type="float">
            <text:p>0.015068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8" calcext:value-type="float">
            <text:p>0.01506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73" calcext:value-type="float">
            <text:p>0.015067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67" calcext:value-type="float">
            <text:p>0.015066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6" calcext:value-type="float">
            <text:p>0.01506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54" calcext:value-type="float">
            <text:p>0.015065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47" calcext:value-type="float">
            <text:p>0.015064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4" calcext:value-type="float">
            <text:p>0.0150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34" calcext:value-type="float">
            <text:p>0.015063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27" calcext:value-type="float">
            <text:p>0.015062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2" calcext:value-type="float">
            <text:p>0.01506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14" calcext:value-type="float">
            <text:p>0.01506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07" calcext:value-type="float">
            <text:p>0.015060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6" calcext:value-type="float">
            <text:p>0.0150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0593" calcext:value-type="float">
            <text:p>0.015059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87" calcext:value-type="float">
            <text:p>0.015058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8" calcext:value-type="float">
            <text:p>0.0150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73" calcext:value-type="float">
            <text:p>0.015057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67" calcext:value-type="float">
            <text:p>0.015056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6" calcext:value-type="float">
            <text:p>0.01505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53" calcext:value-type="float">
            <text:p>0.015055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46" calcext:value-type="float">
            <text:p>0.015054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4" calcext:value-type="float">
            <text:p>0.01505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33" calcext:value-type="float">
            <text:p>0.015053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27" calcext:value-type="float">
            <text:p>0.015052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2" calcext:value-type="float">
            <text:p>0.01505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13" calcext:value-type="float">
            <text:p>0.015051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07" calcext:value-type="float">
            <text:p>0.015050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5" calcext:value-type="float">
            <text:p>0.0150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94" calcext:value-type="float">
            <text:p>0.015049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87" calcext:value-type="float">
            <text:p>0.015048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8" calcext:value-type="float">
            <text:p>0.01504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74" calcext:value-type="float">
            <text:p>0.015047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67" calcext:value-type="float">
            <text:p>0.015046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61" calcext:value-type="float">
            <text:p>0.015046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54" calcext:value-type="float">
            <text:p>0.015045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48" calcext:value-type="float">
            <text:p>0.015044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42" calcext:value-type="float">
            <text:p>0.015044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35" calcext:value-type="float">
            <text:p>0.015043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29" calcext:value-type="float">
            <text:p>0.015042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23" calcext:value-type="float">
            <text:p>0.015042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50416" calcext:value-type="float">
            <text:p>0.01504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41" calcext:value-type="float">
            <text:p>0.01504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404" calcext:value-type="float">
            <text:p>0.015040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97" calcext:value-type="float">
            <text:p>0.015039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91" calcext:value-type="float">
            <text:p>0.015039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85" calcext:value-type="float">
            <text:p>0.015038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79" calcext:value-type="float">
            <text:p>0.015037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73" calcext:value-type="float">
            <text:p>0.015037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67" calcext:value-type="float">
            <text:p>0.015036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61" calcext:value-type="float">
            <text:p>0.015036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55" calcext:value-type="float">
            <text:p>0.015035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49" calcext:value-type="float">
            <text:p>0.015034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43" calcext:value-type="float">
            <text:p>0.015034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37" calcext:value-type="float">
            <text:p>0.015033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31" calcext:value-type="float">
            <text:p>0.015033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26" calcext:value-type="float">
            <text:p>0.01503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2" calcext:value-type="float">
            <text:p>0.01503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14" calcext:value-type="float">
            <text:p>0.015031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09" calcext:value-type="float">
            <text:p>0.015030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303" calcext:value-type="float">
            <text:p>0.015030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297" calcext:value-type="float">
            <text:p>0.015029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291" calcext:value-type="float">
            <text:p>0.015029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0286" calcext:value-type="float">
            <text:p>0.015028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8" calcext:value-type="float">
            <text:p>0.01502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75" calcext:value-type="float">
            <text:p>0.015027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69" calcext:value-type="float">
            <text:p>0.01502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64" calcext:value-type="float">
            <text:p>0.015026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58" calcext:value-type="float">
            <text:p>0.015025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53" calcext:value-type="float">
            <text:p>0.015025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47" calcext:value-type="float">
            <text:p>0.015024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42" calcext:value-type="float">
            <text:p>0.015024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37" calcext:value-type="float">
            <text:p>0.015023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31" calcext:value-type="float">
            <text:p>0.015023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66" calcext:value-type="float">
            <text:p>166</text:p>
          </table:table-cell>
          <table:table-cell office:value-type="float" office:value="11148" calcext:value-type="float">
            <text:p>111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26" calcext:value-type="float">
            <text:p>0.015022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1" calcext:value-type="float">
            <text:p>0.0139731</text:p>
          </table:table-cell>
          <table:table-cell office:value-type="float" office:value="0.015022" calcext:value-type="float">
            <text:p>0.01502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509" calcext:value-type="float">
            <text:p>0.0139509</text:p>
          </table:table-cell>
          <table:table-cell office:value-type="float" office:value="0.0150908" calcext:value-type="float">
            <text:p>0.015090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287" calcext:value-type="float">
            <text:p>0.0139287</text:p>
          </table:table-cell>
          <table:table-cell office:value-type="float" office:value="0.0152041" calcext:value-type="float">
            <text:p>0.015204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077" calcext:value-type="float">
            <text:p>0.0139077</text:p>
          </table:table-cell>
          <table:table-cell office:value-type="float" office:value="0.0153274" calcext:value-type="float">
            <text:p>0.015327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949" calcext:value-type="float">
            <text:p>0.0138949</text:p>
          </table:table-cell>
          <table:table-cell office:value-type="float" office:value="0.0154468" calcext:value-type="float">
            <text:p>0.015446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935" calcext:value-type="float">
            <text:p>0.0138935</text:p>
          </table:table-cell>
          <table:table-cell office:value-type="float" office:value="0.0155594" calcext:value-type="float">
            <text:p>0.015559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944" calcext:value-type="float">
            <text:p>0.0138944</text:p>
          </table:table-cell>
          <table:table-cell office:value-type="float" office:value="0.0156639" calcext:value-type="float">
            <text:p>0.015663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931" calcext:value-type="float">
            <text:p>0.0138931</text:p>
          </table:table-cell>
          <table:table-cell office:value-type="float" office:value="0.0157602" calcext:value-type="float">
            <text:p>0.015760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925" calcext:value-type="float">
            <text:p>0.0138925</text:p>
          </table:table-cell>
          <table:table-cell office:value-type="float" office:value="0.0158483" calcext:value-type="float">
            <text:p>0.015848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945" calcext:value-type="float">
            <text:p>0.0138945</text:p>
          </table:table-cell>
          <table:table-cell office:value-type="float" office:value="0.0159274" calcext:value-type="float">
            <text:p>0.015927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8978" calcext:value-type="float">
            <text:p>0.0138978</text:p>
          </table:table-cell>
          <table:table-cell office:value-type="float" office:value="0.0159964" calcext:value-type="float">
            <text:p>0.015996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012" calcext:value-type="float">
            <text:p>0.0139012</text:p>
          </table:table-cell>
          <table:table-cell office:value-type="float" office:value="0.0160553" calcext:value-type="float">
            <text:p>0.016055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049" calcext:value-type="float">
            <text:p>0.0139049</text:p>
          </table:table-cell>
          <table:table-cell office:value-type="float" office:value="0.0161042" calcext:value-type="float">
            <text:p>0.016104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091" calcext:value-type="float">
            <text:p>0.0139091</text:p>
          </table:table-cell>
          <table:table-cell office:value-type="float" office:value="0.0161432" calcext:value-type="float">
            <text:p>0.016143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138" calcext:value-type="float">
            <text:p>0.0139138</text:p>
          </table:table-cell>
          <table:table-cell office:value-type="float" office:value="0.0161727" calcext:value-type="float">
            <text:p>0.016172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185" calcext:value-type="float">
            <text:p>0.0139185</text:p>
          </table:table-cell>
          <table:table-cell office:value-type="float" office:value="0.0161932" calcext:value-type="float">
            <text:p>0.016193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232" calcext:value-type="float">
            <text:p>0.0139232</text:p>
          </table:table-cell>
          <table:table-cell office:value-type="float" office:value="0.0162054" calcext:value-type="float">
            <text:p>0.016205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279" calcext:value-type="float">
            <text:p>0.0139279</text:p>
          </table:table-cell>
          <table:table-cell office:value-type="float" office:value="0.01621" calcext:value-type="float">
            <text:p>0.0162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325" calcext:value-type="float">
            <text:p>0.0139325</text:p>
          </table:table-cell>
          <table:table-cell office:value-type="float" office:value="0.0162078" calcext:value-type="float">
            <text:p>0.016207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37" calcext:value-type="float">
            <text:p>0.013937</text:p>
          </table:table-cell>
          <table:table-cell office:value-type="float" office:value="0.0161994" calcext:value-type="float">
            <text:p>0.016199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412" calcext:value-type="float">
            <text:p>0.0139412</text:p>
          </table:table-cell>
          <table:table-cell office:value-type="float" office:value="0.0161858" calcext:value-type="float">
            <text:p>0.016185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452" calcext:value-type="float">
            <text:p>0.0139452</text:p>
          </table:table-cell>
          <table:table-cell office:value-type="float" office:value="0.0161677" calcext:value-type="float">
            <text:p>0.016167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49" calcext:value-type="float">
            <text:p>0.013949</text:p>
          </table:table-cell>
          <table:table-cell office:value-type="float" office:value="0.0161458" calcext:value-type="float">
            <text:p>0.016145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525" calcext:value-type="float">
            <text:p>0.0139525</text:p>
          </table:table-cell>
          <table:table-cell office:value-type="float" office:value="0.0161208" calcext:value-type="float">
            <text:p>0.016120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557" calcext:value-type="float">
            <text:p>0.0139557</text:p>
          </table:table-cell>
          <table:table-cell office:value-type="float" office:value="0.0160933" calcext:value-type="float">
            <text:p>0.016093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586" calcext:value-type="float">
            <text:p>0.0139586</text:p>
          </table:table-cell>
          <table:table-cell office:value-type="float" office:value="0.016064" calcext:value-type="float">
            <text:p>0.01606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13" calcext:value-type="float">
            <text:p>0.0139613</text:p>
          </table:table-cell>
          <table:table-cell office:value-type="float" office:value="0.0160333" calcext:value-type="float">
            <text:p>0.016033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36" calcext:value-type="float">
            <text:p>0.0139636</text:p>
          </table:table-cell>
          <table:table-cell office:value-type="float" office:value="0.0160018" calcext:value-type="float">
            <text:p>0.0160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57" calcext:value-type="float">
            <text:p>0.0139657</text:p>
          </table:table-cell>
          <table:table-cell office:value-type="float" office:value="0.0159698" calcext:value-type="float">
            <text:p>0.015969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76" calcext:value-type="float">
            <text:p>0.0139676</text:p>
          </table:table-cell>
          <table:table-cell office:value-type="float" office:value="0.0159379" calcext:value-type="float">
            <text:p>0.015937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2" calcext:value-type="float">
            <text:p>0.0139692</text:p>
          </table:table-cell>
          <table:table-cell office:value-type="float" office:value="0.015906" calcext:value-type="float">
            <text:p>0.01590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6" calcext:value-type="float">
            <text:p>0.0139706</text:p>
          </table:table-cell>
          <table:table-cell office:value-type="float" office:value="0.0158747" calcext:value-type="float">
            <text:p>0.015874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8" calcext:value-type="float">
            <text:p>0.0139718</text:p>
          </table:table-cell>
          <table:table-cell office:value-type="float" office:value="0.0158442" calcext:value-type="float">
            <text:p>0.015844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8" calcext:value-type="float">
            <text:p>0.0139728</text:p>
          </table:table-cell>
          <table:table-cell office:value-type="float" office:value="0.0158146" calcext:value-type="float">
            <text:p>0.015814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7" calcext:value-type="float">
            <text:p>0.0139737</text:p>
          </table:table-cell>
          <table:table-cell office:value-type="float" office:value="0.0157861" calcext:value-type="float">
            <text:p>0.015786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43" calcext:value-type="float">
            <text:p>0.0139743</text:p>
          </table:table-cell>
          <table:table-cell office:value-type="float" office:value="0.0157588" calcext:value-type="float">
            <text:p>0.015758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48" calcext:value-type="float">
            <text:p>0.0139748</text:p>
          </table:table-cell>
          <table:table-cell office:value-type="float" office:value="0.0157328" calcext:value-type="float">
            <text:p>0.015732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3" calcext:value-type="float">
            <text:p>0.0139753</text:p>
          </table:table-cell>
          <table:table-cell office:value-type="float" office:value="0.0157081" calcext:value-type="float">
            <text:p>0.015708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5" calcext:value-type="float">
            <text:p>0.0139755</text:p>
          </table:table-cell>
          <table:table-cell office:value-type="float" office:value="0.0156848" calcext:value-type="float">
            <text:p>0.015684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7" calcext:value-type="float">
            <text:p>0.0139757</text:p>
          </table:table-cell>
          <table:table-cell office:value-type="float" office:value="0.0156629" calcext:value-type="float">
            <text:p>0.015662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8" calcext:value-type="float">
            <text:p>0.0139758</text:p>
          </table:table-cell>
          <table:table-cell office:value-type="float" office:value="0.0156423" calcext:value-type="float">
            <text:p>0.015642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9" calcext:value-type="float">
            <text:p>0.0139759</text:p>
          </table:table-cell>
          <table:table-cell office:value-type="float" office:value="0.0156231" calcext:value-type="float">
            <text:p>0.015623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8" calcext:value-type="float">
            <text:p>0.0139758</text:p>
          </table:table-cell>
          <table:table-cell office:value-type="float" office:value="0.0156052" calcext:value-type="float">
            <text:p>0.015605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8" calcext:value-type="float">
            <text:p>0.0139758</text:p>
          </table:table-cell>
          <table:table-cell office:value-type="float" office:value="0.0155886" calcext:value-type="float">
            <text:p>0.015588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6" calcext:value-type="float">
            <text:p>0.0139756</text:p>
          </table:table-cell>
          <table:table-cell office:value-type="float" office:value="0.0155732" calcext:value-type="float">
            <text:p>0.015573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4" calcext:value-type="float">
            <text:p>0.0139754</text:p>
          </table:table-cell>
          <table:table-cell office:value-type="float" office:value="0.0155591" calcext:value-type="float">
            <text:p>0.015559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3" calcext:value-type="float">
            <text:p>0.0139753</text:p>
          </table:table-cell>
          <table:table-cell office:value-type="float" office:value="0.015546" calcext:value-type="float">
            <text:p>0.01554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5" calcext:value-type="float">
            <text:p>0.013975</text:p>
          </table:table-cell>
          <table:table-cell office:value-type="float" office:value="0.015534" calcext:value-type="float">
            <text:p>0.01553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48" calcext:value-type="float">
            <text:p>0.0139748</text:p>
          </table:table-cell>
          <table:table-cell office:value-type="float" office:value="0.0155229" calcext:value-type="float">
            <text:p>0.015522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46" calcext:value-type="float">
            <text:p>0.0139746</text:p>
          </table:table-cell>
          <table:table-cell office:value-type="float" office:value="0.0155129" calcext:value-type="float">
            <text:p>0.015512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44" calcext:value-type="float">
            <text:p>0.0139744</text:p>
          </table:table-cell>
          <table:table-cell office:value-type="float" office:value="0.0155036" calcext:value-type="float">
            <text:p>0.015503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41" calcext:value-type="float">
            <text:p>0.0139741</text:p>
          </table:table-cell>
          <table:table-cell office:value-type="float" office:value="0.0154952" calcext:value-type="float">
            <text:p>0.015495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9" calcext:value-type="float">
            <text:p>0.0139739</text:p>
          </table:table-cell>
          <table:table-cell office:value-type="float" office:value="0.0154875" calcext:value-type="float">
            <text:p>0.015487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7" calcext:value-type="float">
            <text:p>0.0139737</text:p>
          </table:table-cell>
          <table:table-cell office:value-type="float" office:value="0.0154805" calcext:value-type="float">
            <text:p>0.015480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4" calcext:value-type="float">
            <text:p>0.0139734</text:p>
          </table:table-cell>
          <table:table-cell office:value-type="float" office:value="0.0154741" calcext:value-type="float">
            <text:p>0.015474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2" calcext:value-type="float">
            <text:p>0.0139732</text:p>
          </table:table-cell>
          <table:table-cell office:value-type="float" office:value="0.0154683" calcext:value-type="float">
            <text:p>0.015468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3" calcext:value-type="float">
            <text:p>0.013973</text:p>
          </table:table-cell>
          <table:table-cell office:value-type="float" office:value="0.015463" calcext:value-type="float">
            <text:p>0.01546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8" calcext:value-type="float">
            <text:p>0.0139728</text:p>
          </table:table-cell>
          <table:table-cell office:value-type="float" office:value="0.0154582" calcext:value-type="float">
            <text:p>0.015458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5" calcext:value-type="float">
            <text:p>0.0139725</text:p>
          </table:table-cell>
          <table:table-cell office:value-type="float" office:value="0.0154538" calcext:value-type="float">
            <text:p>0.015453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4" calcext:value-type="float">
            <text:p>0.0139724</text:p>
          </table:table-cell>
          <table:table-cell office:value-type="float" office:value="0.0154498" calcext:value-type="float">
            <text:p>0.015449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2" calcext:value-type="float">
            <text:p>0.0139722</text:p>
          </table:table-cell>
          <table:table-cell office:value-type="float" office:value="0.0154462" calcext:value-type="float">
            <text:p>0.015446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2" calcext:value-type="float">
            <text:p>0.013972</text:p>
          </table:table-cell>
          <table:table-cell office:value-type="float" office:value="0.0154428" calcext:value-type="float">
            <text:p>0.015442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9" calcext:value-type="float">
            <text:p>0.0139719</text:p>
          </table:table-cell>
          <table:table-cell office:value-type="float" office:value="0.0154398" calcext:value-type="float">
            <text:p>0.015439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7" calcext:value-type="float">
            <text:p>0.0139717</text:p>
          </table:table-cell>
          <table:table-cell office:value-type="float" office:value="0.015437" calcext:value-type="float">
            <text:p>0.01543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6" calcext:value-type="float">
            <text:p>0.0139716</text:p>
          </table:table-cell>
          <table:table-cell office:value-type="float" office:value="0.0154344" calcext:value-type="float">
            <text:p>0.015434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4" calcext:value-type="float">
            <text:p>0.0139714</text:p>
          </table:table-cell>
          <table:table-cell office:value-type="float" office:value="0.015432" calcext:value-type="float">
            <text:p>0.01543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3" calcext:value-type="float">
            <text:p>0.0139713</text:p>
          </table:table-cell>
          <table:table-cell office:value-type="float" office:value="0.0154298" calcext:value-type="float">
            <text:p>0.015429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2" calcext:value-type="float">
            <text:p>0.0139712</text:p>
          </table:table-cell>
          <table:table-cell office:value-type="float" office:value="0.0154278" calcext:value-type="float">
            <text:p>0.015427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1" calcext:value-type="float">
            <text:p>0.0139711</text:p>
          </table:table-cell>
          <table:table-cell office:value-type="float" office:value="0.0154258" calcext:value-type="float">
            <text:p>0.015425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1" calcext:value-type="float">
            <text:p>0.013971</text:p>
          </table:table-cell>
          <table:table-cell office:value-type="float" office:value="0.015424" calcext:value-type="float">
            <text:p>0.01542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9" calcext:value-type="float">
            <text:p>0.0139709</text:p>
          </table:table-cell>
          <table:table-cell office:value-type="float" office:value="0.0154223" calcext:value-type="float">
            <text:p>0.01542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8" calcext:value-type="float">
            <text:p>0.0139708</text:p>
          </table:table-cell>
          <table:table-cell office:value-type="float" office:value="0.0154208" calcext:value-type="float">
            <text:p>0.015420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8" calcext:value-type="float">
            <text:p>0.0139708</text:p>
          </table:table-cell>
          <table:table-cell office:value-type="float" office:value="0.0154192" calcext:value-type="float">
            <text:p>0.015419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7" calcext:value-type="float">
            <text:p>0.0139707</text:p>
          </table:table-cell>
          <table:table-cell office:value-type="float" office:value="0.0154178" calcext:value-type="float">
            <text:p>0.015417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6" calcext:value-type="float">
            <text:p>0.0139706</text:p>
          </table:table-cell>
          <table:table-cell office:value-type="float" office:value="0.0154164" calcext:value-type="float">
            <text:p>0.015416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5" calcext:value-type="float">
            <text:p>0.0139705</text:p>
          </table:table-cell>
          <table:table-cell office:value-type="float" office:value="0.0154152" calcext:value-type="float">
            <text:p>0.015415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5" calcext:value-type="float">
            <text:p>0.0139705</text:p>
          </table:table-cell>
          <table:table-cell office:value-type="float" office:value="0.0154139" calcext:value-type="float">
            <text:p>0.015413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4" calcext:value-type="float">
            <text:p>0.0139704</text:p>
          </table:table-cell>
          <table:table-cell office:value-type="float" office:value="0.0154127" calcext:value-type="float">
            <text:p>0.015412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4" calcext:value-type="float">
            <text:p>0.0139704</text:p>
          </table:table-cell>
          <table:table-cell office:value-type="float" office:value="0.0154115" calcext:value-type="float">
            <text:p>0.01541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4" calcext:value-type="float">
            <text:p>0.0139704</text:p>
          </table:table-cell>
          <table:table-cell office:value-type="float" office:value="0.0154104" calcext:value-type="float">
            <text:p>0.015410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3" calcext:value-type="float">
            <text:p>0.0139703</text:p>
          </table:table-cell>
          <table:table-cell office:value-type="float" office:value="0.0154093" calcext:value-type="float">
            <text:p>0.015409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3" calcext:value-type="float">
            <text:p>0.0139703</text:p>
          </table:table-cell>
          <table:table-cell office:value-type="float" office:value="0.0154083" calcext:value-type="float">
            <text:p>0.015408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3" calcext:value-type="float">
            <text:p>0.0139703</text:p>
          </table:table-cell>
          <table:table-cell office:value-type="float" office:value="0.0154072" calcext:value-type="float">
            <text:p>0.015407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2" calcext:value-type="float">
            <text:p>0.0139702</text:p>
          </table:table-cell>
          <table:table-cell office:value-type="float" office:value="0.0154062" calcext:value-type="float">
            <text:p>0.015406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2" calcext:value-type="float">
            <text:p>0.0139702</text:p>
          </table:table-cell>
          <table:table-cell office:value-type="float" office:value="0.0154052" calcext:value-type="float">
            <text:p>0.015405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1" calcext:value-type="float">
            <text:p>0.0139701</text:p>
          </table:table-cell>
          <table:table-cell office:value-type="float" office:value="0.0154042" calcext:value-type="float">
            <text:p>0.015404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1" calcext:value-type="float">
            <text:p>0.0139701</text:p>
          </table:table-cell>
          <table:table-cell office:value-type="float" office:value="0.0154033" calcext:value-type="float">
            <text:p>0.015403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1" calcext:value-type="float">
            <text:p>0.0139701</text:p>
          </table:table-cell>
          <table:table-cell office:value-type="float" office:value="0.0154024" calcext:value-type="float">
            <text:p>0.015402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1" calcext:value-type="float">
            <text:p>0.0139701</text:p>
          </table:table-cell>
          <table:table-cell office:value-type="float" office:value="0.0154014" calcext:value-type="float">
            <text:p>0.01540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1" calcext:value-type="float">
            <text:p>0.0139701</text:p>
          </table:table-cell>
          <table:table-cell office:value-type="float" office:value="0.0154005" calcext:value-type="float">
            <text:p>0.015400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01" calcext:value-type="float">
            <text:p>0.0139701</text:p>
          </table:table-cell>
          <table:table-cell office:value-type="float" office:value="0.0153997" calcext:value-type="float">
            <text:p>0.015399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53988" calcext:value-type="float">
            <text:p>0.015398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53979" calcext:value-type="float">
            <text:p>0.015397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5397" calcext:value-type="float">
            <text:p>0.01539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53962" calcext:value-type="float">
            <text:p>0.015396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53954" calcext:value-type="float">
            <text:p>0.015395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53946" calcext:value-type="float">
            <text:p>0.015394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938" calcext:value-type="float">
            <text:p>0.015393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93" calcext:value-type="float">
            <text:p>0.01539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922" calcext:value-type="float">
            <text:p>0.015392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914" calcext:value-type="float">
            <text:p>0.01539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906" calcext:value-type="float">
            <text:p>0.015390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899" calcext:value-type="float">
            <text:p>0.015389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891" calcext:value-type="float">
            <text:p>0.015389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884" calcext:value-type="float">
            <text:p>0.015388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876" calcext:value-type="float">
            <text:p>0.015387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869" calcext:value-type="float">
            <text:p>0.015386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9" calcext:value-type="float">
            <text:p>0.0139699</text:p>
          </table:table-cell>
          <table:table-cell office:value-type="float" office:value="0.0153862" calcext:value-type="float">
            <text:p>0.015386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855" calcext:value-type="float">
            <text:p>0.015385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847" calcext:value-type="float">
            <text:p>0.015384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84" calcext:value-type="float">
            <text:p>0.01538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833" calcext:value-type="float">
            <text:p>0.015383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826" calcext:value-type="float">
            <text:p>0.015382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819" calcext:value-type="float">
            <text:p>0.015381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813" calcext:value-type="float">
            <text:p>0.015381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806" calcext:value-type="float">
            <text:p>0.015380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799" calcext:value-type="float">
            <text:p>0.015379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792" calcext:value-type="float">
            <text:p>0.015379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786" calcext:value-type="float">
            <text:p>0.015378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779" calcext:value-type="float">
            <text:p>0.015377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773" calcext:value-type="float">
            <text:p>0.015377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766" calcext:value-type="float">
            <text:p>0.015376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76" calcext:value-type="float">
            <text:p>0.01537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0153754" calcext:value-type="float">
            <text:p>0.015375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747" calcext:value-type="float">
            <text:p>0.015374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741" calcext:value-type="float">
            <text:p>0.015374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735" calcext:value-type="float">
            <text:p>0.01537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729" calcext:value-type="float">
            <text:p>0.015372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723" calcext:value-type="float">
            <text:p>0.015372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717" calcext:value-type="float">
            <text:p>0.015371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711" calcext:value-type="float">
            <text:p>0.015371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705" calcext:value-type="float">
            <text:p>0.015370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699" calcext:value-type="float">
            <text:p>0.015369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693" calcext:value-type="float">
            <text:p>0.015369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687" calcext:value-type="float">
            <text:p>0.015368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681" calcext:value-type="float">
            <text:p>0.015368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675" calcext:value-type="float">
            <text:p>0.015367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67" calcext:value-type="float">
            <text:p>0.01536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664" calcext:value-type="float">
            <text:p>0.015366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658" calcext:value-type="float">
            <text:p>0.015365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53653" calcext:value-type="float">
            <text:p>0.015365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647" calcext:value-type="float">
            <text:p>0.015364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642" calcext:value-type="float">
            <text:p>0.015364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636" calcext:value-type="float">
            <text:p>0.015363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63" calcext:value-type="float">
            <text:p>0.01536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625" calcext:value-type="float">
            <text:p>0.015362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62" calcext:value-type="float">
            <text:p>0.01536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615" calcext:value-type="float">
            <text:p>0.01536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609" calcext:value-type="float">
            <text:p>0.015360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604" calcext:value-type="float">
            <text:p>0.015360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99" calcext:value-type="float">
            <text:p>0.015359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94" calcext:value-type="float">
            <text:p>0.015359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88" calcext:value-type="float">
            <text:p>0.015358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83" calcext:value-type="float">
            <text:p>0.015358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78" calcext:value-type="float">
            <text:p>0.015357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73" calcext:value-type="float">
            <text:p>0.015357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68" calcext:value-type="float">
            <text:p>0.015356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63" calcext:value-type="float">
            <text:p>0.015356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58" calcext:value-type="float">
            <text:p>0.015355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53" calcext:value-type="float">
            <text:p>0.015355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48" calcext:value-type="float">
            <text:p>0.015354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43" calcext:value-type="float">
            <text:p>0.015354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6" calcext:value-type="float">
            <text:p>0.0139696</text:p>
          </table:table-cell>
          <table:table-cell office:value-type="float" office:value="0.0153538" calcext:value-type="float">
            <text:p>0.015353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5" calcext:value-type="float">
            <text:p>0.0139695</text:p>
          </table:table-cell>
          <table:table-cell office:value-type="float" office:value="0.0153533" calcext:value-type="float">
            <text:p>0.015353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5" calcext:value-type="float">
            <text:p>0.0139695</text:p>
          </table:table-cell>
          <table:table-cell office:value-type="float" office:value="0.0153529" calcext:value-type="float">
            <text:p>0.015352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5" calcext:value-type="float">
            <text:p>0.0139695</text:p>
          </table:table-cell>
          <table:table-cell office:value-type="float" office:value="0.0153524" calcext:value-type="float">
            <text:p>0.015352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5" calcext:value-type="float">
            <text:p>0.0139695</text:p>
          </table:table-cell>
          <table:table-cell office:value-type="float" office:value="0.0153519" calcext:value-type="float">
            <text:p>0.015351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5" calcext:value-type="float">
            <text:p>0.0139695</text:p>
          </table:table-cell>
          <table:table-cell office:value-type="float" office:value="0.0153514" calcext:value-type="float">
            <text:p>0.015351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5" calcext:value-type="float">
            <text:p>0.0139695</text:p>
          </table:table-cell>
          <table:table-cell office:value-type="float" office:value="0.0153509" calcext:value-type="float">
            <text:p>0.015350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5" calcext:value-type="float">
            <text:p>0.0139695</text:p>
          </table:table-cell>
          <table:table-cell office:value-type="float" office:value="0.0153505" calcext:value-type="float">
            <text:p>0.015350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5" calcext:value-type="float">
            <text:p>0.0139695</text:p>
          </table:table-cell>
          <table:table-cell office:value-type="float" office:value="0.01535" calcext:value-type="float">
            <text:p>0.0153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66" calcext:value-type="float">
            <text:p>166</text:p>
          </table:table-cell>
          <table:table-cell office:value-type="float" office:value="10648" calcext:value-type="float">
            <text:p>10648</text:p>
          </table:table-cell>
          <table:table-cell office:value-type="float" office:value="0.0139695" calcext:value-type="float">
            <text:p>0.0139695</text:p>
          </table:table-cell>
          <table:table-cell office:value-type="float" office:value="0.0153495" calcext:value-type="float">
            <text:p>0.0153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  <style:map style:condition="value()&gt;=0" style:apply-style-name="N136P0"/>
    </number:currency-style>
    <number:number-style style:name="N10129" number:language="en" number:country="US" loext:transliteration-spellout="BRL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BRL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BRL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BRL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1:08:27.5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0:03:57.607000000</meta:creation-date>
    <dc:date>2024-03-25T11:09:12.941000000</dc:date>
    <meta:editing-duration>PT11M4S</meta:editing-duration>
    <meta:editing-cycles>2</meta:editing-cycles>
    <meta:generator>LibreOffice/24.2.0.3$Windows_X86_64 LibreOffice_project/da48488a73ddd66ea24cf16bbc4f7b9c08e9bea1</meta:generator>
    <meta:document-statistic meta:table-count="1" meta:cell-count="4905" meta:object-count="0"/>
  </office:meta>
</office:document-meta>
</file>